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2.49mm"/>
    </style:style>
    <style:style style:name="Table16.B" style:family="table-column">
      <style:table-column-properties style:column-width="36.3mm"/>
    </style:style>
    <style:style style:name="Table16.C" style:family="table-column">
      <style:table-column-properties style:column-width="37.04mm"/>
    </style:style>
    <style:style style:name="Table16.D" style:family="table-column">
      <style:table-column-properties style:column-width="39mm"/>
    </style:style>
    <style:style style:name="Table16.E" style:family="table-column">
      <style:table-column-properties style:column-width="35.08mm"/>
    </style:style>
    <style:style style:name="Table16.A1" style:family="table-cell">
      <style:table-cell-properties fo:padding="0.97mm" fo:border="none"/>
    </style:style>
    <style:style style:name="Table16.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D" style:family="table-column">
      <style:table-column-properties style:column-width="39mm"/>
    </style:style>
    <style:style style:name="Table17.E" style:family="table-column">
      <style:table-column-properties style:column-width="35.08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2.49mm"/>
    </style:style>
    <style:style style:name="Table20.B" style:family="table-column">
      <style:table-column-properties style:column-width="36.3mm"/>
    </style:style>
    <style:style style:name="Table20.C" style:family="table-column">
      <style:table-column-properties style:column-width="37.04mm"/>
    </style:style>
    <style:style style:name="Table20.D" style:family="table-column">
      <style:table-column-properties style:column-width="39mm"/>
    </style:style>
    <style:style style:name="Table20.E" style:family="table-column">
      <style:table-column-properties style:column-width="35.08mm"/>
    </style:style>
    <style:style style:name="Table20.A1" style:family="table-cell">
      <style:table-cell-properties fo:padding="0.97mm" fo:border="none"/>
    </style:style>
    <style:style style:name="Table20.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2.49mm"/>
    </style:style>
    <style:style style:name="Table21.B" style:family="table-column">
      <style:table-column-properties style:column-width="36.3mm"/>
    </style:style>
    <style:style style:name="Table21.C" style:family="table-column">
      <style:table-column-properties style:column-width="37.04mm"/>
    </style:style>
    <style:style style:name="Table21.D" style:family="table-column">
      <style:table-column-properties style:column-width="39mm"/>
    </style:style>
    <style:style style:name="Table21.E" style:family="table-column">
      <style:table-column-properties style:column-width="35.08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2.49mm"/>
    </style:style>
    <style:style style:name="Table22.B" style:family="table-column">
      <style:table-column-properties style:column-width="36.3mm"/>
    </style:style>
    <style:style style:name="Table22.C" style:family="table-column">
      <style:table-column-properties style:column-width="37.04mm"/>
    </style:style>
    <style:style style:name="Table22.D" style:family="table-column">
      <style:table-column-properties style:column-width="39mm"/>
    </style:style>
    <style:style style:name="Table22.E" style:family="table-column">
      <style:table-column-properties style:column-width="35.08mm"/>
    </style:style>
    <style:style style:name="Table22.A1" style:family="table-cell">
      <style:table-cell-properties fo:padding="0.97mm" fo:border="none"/>
    </style:style>
    <style:style style:name="Table22.B4"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2.49mm"/>
    </style:style>
    <style:style style:name="Table23.B" style:family="table-column">
      <style:table-column-properties style:column-width="36.3mm"/>
    </style:style>
    <style:style style:name="Table23.C" style:family="table-column">
      <style:table-column-properties style:column-width="37.04mm"/>
    </style:style>
    <style:style style:name="Table23.D" style:family="table-column">
      <style:table-column-properties style:column-width="39mm"/>
    </style:style>
    <style:style style:name="Table23.E" style:family="table-column">
      <style:table-column-properties style:column-width="35.08mm"/>
    </style:style>
    <style:style style:name="Table23.A1" style:family="table-cell">
      <style:table-cell-properties fo:padding="0.97mm" fo:border="none"/>
    </style:style>
    <style:style style:name="Table23.B4" style:family="table-cell">
      <style:table-cell-properties fo:padding="0.97mm" fo:border-left="none" fo:border-right="none" fo:border-top="none" fo:border-bottom="0.35mm solid #000000"/>
    </style:style>
    <style:style style:name="Table24" style:family="table">
      <style:table-properties style:width="169.92mm" table:align="left"/>
    </style:style>
    <style:style style:name="Table24.A" style:family="table-column">
      <style:table-column-properties style:column-width="22.49mm"/>
    </style:style>
    <style:style style:name="Table24.B" style:family="table-column">
      <style:table-column-properties style:column-width="36.3mm"/>
    </style:style>
    <style:style style:name="Table24.C" style:family="table-column">
      <style:table-column-properties style:column-width="37.04mm"/>
    </style:style>
    <style:style style:name="Table24.D" style:family="table-column">
      <style:table-column-properties style:column-width="39mm"/>
    </style:style>
    <style:style style:name="Table24.E" style:family="table-column">
      <style:table-column-properties style:column-width="35.08mm"/>
    </style:style>
    <style:style style:name="Table24.A1" style:family="table-cell">
      <style:table-cell-properties fo:padding="0.97mm" fo:border="none"/>
    </style:style>
    <style:style style:name="Table24.B4"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2.49mm"/>
    </style:style>
    <style:style style:name="Table34.B" style:family="table-column">
      <style:table-column-properties style:column-width="36.3mm"/>
    </style:style>
    <style:style style:name="Table34.C" style:family="table-column">
      <style:table-column-properties style:column-width="37.04mm"/>
    </style:style>
    <style:style style:name="Table34.D" style:family="table-column">
      <style:table-column-properties style:column-width="39mm"/>
    </style:style>
    <style:style style:name="Table34.E" style:family="table-column">
      <style:table-column-properties style:column-width="35.08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2.49mm"/>
    </style:style>
    <style:style style:name="Table35.B" style:family="table-column">
      <style:table-column-properties style:column-width="36.3mm"/>
    </style:style>
    <style:style style:name="Table35.C" style:family="table-column">
      <style:table-column-properties style:column-width="37.04mm"/>
    </style:style>
    <style:style style:name="Table35.D" style:family="table-column">
      <style:table-column-properties style:column-width="39mm"/>
    </style:style>
    <style:style style:name="Table35.E" style:family="table-column">
      <style:table-column-properties style:column-width="35.08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2.49mm"/>
    </style:style>
    <style:style style:name="Table36.B" style:family="table-column">
      <style:table-column-properties style:column-width="36.3mm"/>
    </style:style>
    <style:style style:name="Table36.C" style:family="table-column">
      <style:table-column-properties style:column-width="37.04mm"/>
    </style:style>
    <style:style style:name="Table36.D" style:family="table-column">
      <style:table-column-properties style:column-width="39mm"/>
    </style:style>
    <style:style style:name="Table36.E" style:family="table-column">
      <style:table-column-properties style:column-width="35.08mm"/>
    </style:style>
    <style:style style:name="Table36.A1" style:family="table-cell">
      <style:table-cell-properties fo:padding="0.97mm" fo:border="none"/>
    </style:style>
    <style:style style:name="Table36.B4"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2.49mm"/>
    </style:style>
    <style:style style:name="Table37.B" style:family="table-column">
      <style:table-column-properties style:column-width="36.3mm"/>
    </style:style>
    <style:style style:name="Table37.C" style:family="table-column">
      <style:table-column-properties style:column-width="37.04mm"/>
    </style:style>
    <style:style style:name="Table37.D" style:family="table-column">
      <style:table-column-properties style:column-width="39mm"/>
    </style:style>
    <style:style style:name="Table37.E" style:family="table-column">
      <style:table-column-properties style:column-width="35.08mm"/>
    </style:style>
    <style:style style:name="Table37.A1" style:family="table-cell">
      <style:table-cell-properties fo:padding="0.97mm" fo:border="none"/>
    </style:style>
    <style:style style:name="Table37.B4"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2.49mm"/>
    </style:style>
    <style:style style:name="Table38.B" style:family="table-column">
      <style:table-column-properties style:column-width="36.3mm"/>
    </style:style>
    <style:style style:name="Table38.C" style:family="table-column">
      <style:table-column-properties style:column-width="37.04mm"/>
    </style:style>
    <style:style style:name="Table38.D" style:family="table-column">
      <style:table-column-properties style:column-width="39mm"/>
    </style:style>
    <style:style style:name="Table38.E" style:family="table-column">
      <style:table-column-properties style:column-width="35.08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2.49mm"/>
    </style:style>
    <style:style style:name="Table39.B" style:family="table-column">
      <style:table-column-properties style:column-width="36.3mm"/>
    </style:style>
    <style:style style:name="Table39.C" style:family="table-column">
      <style:table-column-properties style:column-width="37.04mm"/>
    </style:style>
    <style:style style:name="Table39.D" style:family="table-column">
      <style:table-column-properties style:column-width="39mm"/>
    </style:style>
    <style:style style:name="Table39.E" style:family="table-column">
      <style:table-column-properties style:column-width="35.08mm"/>
    </style:style>
    <style:style style:name="Table39.A1" style:family="table-cell">
      <style:table-cell-properties fo:padding="0.97mm" fo:border="none"/>
    </style:style>
    <style:style style:name="Table39.B4"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2.49mm"/>
    </style:style>
    <style:style style:name="Table40.B" style:family="table-column">
      <style:table-column-properties style:column-width="36.3mm"/>
    </style:style>
    <style:style style:name="Table40.C" style:family="table-column">
      <style:table-column-properties style:column-width="37.04mm"/>
    </style:style>
    <style:style style:name="Table40.D" style:family="table-column">
      <style:table-column-properties style:column-width="39mm"/>
    </style:style>
    <style:style style:name="Table40.E" style:family="table-column">
      <style:table-column-properties style:column-width="35.08mm"/>
    </style:style>
    <style:style style:name="Table40.A1" style:family="table-cell">
      <style:table-cell-properties fo:padding="0.97mm" fo:border="none"/>
    </style:style>
    <style:style style:name="Table40.B4" style:family="table-cell">
      <style:table-cell-properties fo:padding="0.97mm" fo:border-left="none" fo:border-right="none" fo:border-top="none" fo:border-bottom="0.35mm solid #000000"/>
    </style:style>
    <style:style style:name="Table41" style:family="table">
      <style:table-properties style:width="169.92mm" table:align="left"/>
    </style:style>
    <style:style style:name="Table41.A" style:family="table-column">
      <style:table-column-properties style:column-width="22.49mm"/>
    </style:style>
    <style:style style:name="Table41.B" style:family="table-column">
      <style:table-column-properties style:column-width="36.3mm"/>
    </style:style>
    <style:style style:name="Table41.C" style:family="table-column">
      <style:table-column-properties style:column-width="37.04mm"/>
    </style:style>
    <style:style style:name="Table41.D" style:family="table-column">
      <style:table-column-properties style:column-width="39mm"/>
    </style:style>
    <style:style style:name="Table41.E" style:family="table-column">
      <style:table-column-properties style:column-width="35.08mm"/>
    </style:style>
    <style:style style:name="Table41.A1" style:family="table-cell">
      <style:table-cell-properties fo:padding="0.97mm" fo:border="none"/>
    </style:style>
    <style:style style:name="Table41.B4"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2.49mm"/>
    </style:style>
    <style:style style:name="Table42.B" style:family="table-column">
      <style:table-column-properties style:column-width="36.3mm"/>
    </style:style>
    <style:style style:name="Table42.C" style:family="table-column">
      <style:table-column-properties style:column-width="37.04mm"/>
    </style:style>
    <style:style style:name="Table42.D" style:family="table-column">
      <style:table-column-properties style:column-width="39mm"/>
    </style:style>
    <style:style style:name="Table42.E" style:family="table-column">
      <style:table-column-properties style:column-width="35.08mm"/>
    </style:style>
    <style:style style:name="Table42.A1" style:family="table-cell">
      <style:table-cell-properties fo:padding="0.97mm" fo:border="none"/>
    </style:style>
    <style:style style:name="Table42.B4" style:family="table-cell">
      <style:table-cell-properties fo:padding="0.97mm" fo:border-left="none" fo:border-right="none" fo:border-top="none" fo:border-bottom="0.35mm solid #000000"/>
    </style:style>
    <style:style style:name="Table43" style:family="table">
      <style:table-properties style:width="169.92mm" table:align="left"/>
    </style:style>
    <style:style style:name="Table43.A" style:family="table-column">
      <style:table-column-properties style:column-width="22.49mm"/>
    </style:style>
    <style:style style:name="Table43.B" style:family="table-column">
      <style:table-column-properties style:column-width="36.3mm"/>
    </style:style>
    <style:style style:name="Table43.C" style:family="table-column">
      <style:table-column-properties style:column-width="37.04mm"/>
    </style:style>
    <style:style style:name="Table43.D" style:family="table-column">
      <style:table-column-properties style:column-width="39mm"/>
    </style:style>
    <style:style style:name="Table43.E" style:family="table-column">
      <style:table-column-properties style:column-width="35.08mm"/>
    </style:style>
    <style:style style:name="Table43.A1" style:family="table-cell">
      <style:table-cell-properties fo:padding="0.97mm" fo:border="none"/>
    </style:style>
    <style:style style:name="Table4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2.49mm"/>
    </style:style>
    <style:style style:name="Table44.B" style:family="table-column">
      <style:table-column-properties style:column-width="36.3mm"/>
    </style:style>
    <style:style style:name="Table44.C" style:family="table-column">
      <style:table-column-properties style:column-width="37.04mm"/>
    </style:style>
    <style:style style:name="Table44.D" style:family="table-column">
      <style:table-column-properties style:column-width="39mm"/>
    </style:style>
    <style:style style:name="Table44.E" style:family="table-column">
      <style:table-column-properties style:column-width="35.08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2.49mm"/>
    </style:style>
    <style:style style:name="Table26.B" style:family="table-column">
      <style:table-column-properties style:column-width="36.3mm"/>
    </style:style>
    <style:style style:name="Table26.C" style:family="table-column">
      <style:table-column-properties style:column-width="37.04mm"/>
    </style:style>
    <style:style style:name="Table26.D" style:family="table-column">
      <style:table-column-properties style:column-width="39mm"/>
    </style:style>
    <style:style style:name="Table26.E" style:family="table-column">
      <style:table-column-properties style:column-width="35.08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2.49mm"/>
    </style:style>
    <style:style style:name="Table27.B" style:family="table-column">
      <style:table-column-properties style:column-width="36.3mm"/>
    </style:style>
    <style:style style:name="Table27.C" style:family="table-column">
      <style:table-column-properties style:column-width="37.04mm"/>
    </style:style>
    <style:style style:name="Table27.D" style:family="table-column">
      <style:table-column-properties style:column-width="39mm"/>
    </style:style>
    <style:style style:name="Table27.E" style:family="table-column">
      <style:table-column-properties style:column-width="35.08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2.49mm"/>
    </style:style>
    <style:style style:name="Table28.B" style:family="table-column">
      <style:table-column-properties style:column-width="36.3mm"/>
    </style:style>
    <style:style style:name="Table28.C" style:family="table-column">
      <style:table-column-properties style:column-width="37.04mm"/>
    </style:style>
    <style:style style:name="Table28.D" style:family="table-column">
      <style:table-column-properties style:column-width="39mm"/>
    </style:style>
    <style:style style:name="Table28.E" style:family="table-column">
      <style:table-column-properties style:column-width="35.08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2.49mm"/>
    </style:style>
    <style:style style:name="Table29.B" style:family="table-column">
      <style:table-column-properties style:column-width="36.3mm"/>
    </style:style>
    <style:style style:name="Table29.C" style:family="table-column">
      <style:table-column-properties style:column-width="37.04mm"/>
    </style:style>
    <style:style style:name="Table29.D" style:family="table-column">
      <style:table-column-properties style:column-width="39mm"/>
    </style:style>
    <style:style style:name="Table29.E" style:family="table-column">
      <style:table-column-properties style:column-width="35.08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2.49mm"/>
    </style:style>
    <style:style style:name="Table32.B" style:family="table-column">
      <style:table-column-properties style:column-width="36.3mm"/>
    </style:style>
    <style:style style:name="Table32.C" style:family="table-column">
      <style:table-column-properties style:column-width="37.04mm"/>
    </style:style>
    <style:style style:name="Table32.D" style:family="table-column">
      <style:table-column-properties style:column-width="39mm"/>
    </style:style>
    <style:style style:name="Table32.E" style:family="table-column">
      <style:table-column-properties style:column-width="35.08mm"/>
    </style:style>
    <style:style style:name="Table32.A1" style:family="table-cell">
      <style:table-cell-properties fo:padding="0.97mm" fo:border="none"/>
    </style:style>
    <style:style style:name="Table3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2.49mm"/>
    </style:style>
    <style:style style:name="Table33.B" style:family="table-column">
      <style:table-column-properties style:column-width="36.3mm"/>
    </style:style>
    <style:style style:name="Table33.C" style:family="table-column">
      <style:table-column-properties style:column-width="37.04mm"/>
    </style:style>
    <style:style style:name="Table33.D" style:family="table-column">
      <style:table-column-properties style:column-width="39mm"/>
    </style:style>
    <style:style style:name="Table33.E" style:family="table-column">
      <style:table-column-properties style:column-width="35.08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2.49mm"/>
    </style:style>
    <style:style style:name="Table45.B" style:family="table-column">
      <style:table-column-properties style:column-width="36.3mm"/>
    </style:style>
    <style:style style:name="Table45.C" style:family="table-column">
      <style:table-column-properties style:column-width="37.04mm"/>
    </style:style>
    <style:style style:name="Table45.D" style:family="table-column">
      <style:table-column-properties style:column-width="39mm"/>
    </style:style>
    <style:style style:name="Table45.E" style:family="table-column">
      <style:table-column-properties style:column-width="35.08mm"/>
    </style:style>
    <style:style style:name="Table45.A1" style:family="table-cell">
      <style:table-cell-properties fo:padding="0.97mm" fo:border="none"/>
    </style:style>
    <style:style style:name="Table4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cpi1">
      <style:text-properties fo:background-color="transparent"/>
    </style:style>
    <style:style style:name="P9" style:family="paragraph" style:parent-style-name="Table_20_Contents">
      <style:paragraph-properties fo:text-align="center" style:justify-single-word="false"/>
    </style:style>
    <style:style style:name="P10" style:family="paragraph" style:parent-style-name="cmd_5f_code">
      <style:text-properties style:font-name="Courier New" fo:font-size="10.5pt"/>
    </style:style>
    <style:style style:name="P11" style:family="paragraph" style:parent-style-name="cmd_5f_code">
      <style:text-properties fo:language="en" fo:country="US"/>
    </style:style>
    <style:style style:name="P12" style:family="paragraph" style:parent-style-name="scpi2">
      <style:text-properties fo:background-color="transparent"/>
    </style:style>
    <style:style style:name="P13" style:family="paragraph" style:parent-style-name="scpi4">
      <style:paragraph-properties fo:margin-left="0mm" fo:margin-right="0mm" fo:text-indent="0mm" style:auto-text-indent="false"/>
      <style:text-properties fo:language="en" fo:country="US"/>
    </style:style>
    <style:style style:name="P14" style:family="paragraph" style:parent-style-name="scpi3">
      <style:paragraph-properties fo:margin-left="0mm" fo:margin-right="0mm" fo:text-indent="0mm" style:auto-text-indent="false"/>
      <style:text-properties fo:language="en" fo:country="US"/>
    </style:style>
    <style:style style:name="P15" style:family="paragraph" style:parent-style-name="scpi3">
      <style:text-properties fo:background-color="transparent"/>
    </style:style>
    <style:style style:name="P16" style:family="paragraph" style:parent-style-name="List_20_1_20_Start">
      <style:text-properties fo:language="en" fo:country="none"/>
    </style:style>
    <style:style style:name="P17" style:family="paragraph" style:parent-style-name="List_20_1_20_End">
      <style:text-properties fo:language="en" fo:country="none"/>
    </style:style>
    <style:style style:name="P18"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19" style:family="paragraph" style:parent-style-name="Heading_20_2" style:master-page-name="First_20_Page">
      <style:paragraph-properties style:page-number="auto"/>
    </style:style>
    <style:style style:name="P20" style:family="paragraph" style:parent-style-name="Standard">
      <style:text-properties fo:language="en" fo:country="none"/>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fo:background-color="transparent"/>
    </style:style>
    <style:style style:name="P23" style:family="paragraph" style:parent-style-name="Standard">
      <style:paragraph-properties fo:text-align="center" style:justify-single-word="false"/>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style:font-name="Courier New" fo:font-size="10.5pt"/>
    </style:style>
    <style:style style:name="T11" style:family="text">
      <style:text-properties fo:background-color="transparent" loext:char-shading-value="0"/>
    </style:style>
    <style:style style:name="T12" style:family="text">
      <style:text-properties fo:background-color="#66ccff" loext:char-shading-value="0"/>
    </style:style>
    <style:style style:name="T13" style:family="text">
      <style:text-properties fo:background-color="#99ffcc" loext:char-shading-value="0"/>
    </style:style>
    <style:style style:name="T14"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140468694474760" text:id="ct14046869447476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93722980059562818" text:style-name="Outline">
        <text:list-item>
          <text:list>
            <text:list-item>
              <text:h text:style-name="P19"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5"><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4">Sets the output </text:span><text:span text:style-name="T9">current</text:span><text:span text:style-name="T4"> waveform amplitude</text:span></text:p>
          </table:table-cell>
        </table:table-row>
        <table:table-row>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4">Sets the output </text:span><text:span text:style-name="T9">current</text:span><text:span text:style-name="T4"> waveform duty cycle</text:span></text:p>
          </table:table-cell>
        </table:table-row>
        <table:table-row>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4">Sets the output </text:span><text:span text:style-name="T9">current</text:span><text:span text:style-name="T4"> waveform frequency</text:span></text:p>
          </table:table-cell>
        </table:table-row>
        <table:table-row>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4">Sets the output </text:span><text:span text:style-name="T9">current</text:span><text:span text:style-name="T4"> waveform offset</text:span></text:p>
          </table:table-cell>
        </table:table-row>
        <table:table-row>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4">Sets the output </text:span><text:span text:style-name="T9">current</text:span><text:span text:style-name="T4"> waveform phase shift</text:span></text:p>
          </table:table-cell>
        </table:table-row>
        <table:table-row>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4">Sets the output </text:span><text:span text:style-name="T9">current</text:span><text:span text:style-name="T4"> waveform type</text:span></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table-cell table:style-name="Table101.A2" office:value-type="string">
            <text:p text:style-name="P8">: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ext:soft-page-break/>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3">Sets the triggered output voltage</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4">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the voltage sense inputs source</text:p>
          </table:table-cell>
        </table:table-row>
        <table:table-row>
          <table:table-cell table:style-name="Table101.A2" office:value-type="string">
            <text:p text:style-name="scpi0">SOURce</text:p>
          </table:table-cell>
          <table:table-cell table:style-name="Table101.A2" office:value-type="string">
            <text:p text:style-name="P2"/>
          </table:table-cell>
        </table:table-row>
        <table:table-row>
          <table:table-cell table:style-name="Table101.A2" office:value-type="string">
            <text:p text:style-name="scpi1">:CURRent</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mio_ampl" text:style-name="Internet_20_link" text:visited-style-name="Visited_20_Internet_20_Link">:AMPLitude {&lt;amplitude&gt;}</text:a></text:p>
          </table:table-cell>
          <table:table-cell table:style-name="Table101.A2" office:value-type="string">
            <text:p text:style-name="Standard"><text:span text:style-name="T4">Sets the output </text:span><text:span text:style-name="T9">current</text:span><text:span text:style-name="T4"> waveform amplitude</text:span></text:p>
          </table:table-cell>
        </table:table-row>
        <table:table-row>
          <table:table-cell table:style-name="Table101.A2" office:value-type="string">
            <text:p text:style-name="scpi3"><text:a xlink:type="simple" xlink:href="#sour_curr_func_mio_duty" text:style-name="Internet_20_link" text:visited-style-name="Visited_20_Internet_20_Link">:DUTY {&lt;duty&gt;}</text:a></text:p>
          </table:table-cell>
          <table:table-cell table:style-name="Table101.A2" office:value-type="string">
            <text:p text:style-name="Standard"><text:span text:style-name="T4">Sets the output </text:span><text:span text:style-name="T9">current</text:span><text:span text:style-name="T4"> waveform duty cycle</text:span></text:p>
          </table:table-cell>
        </table:table-row>
        <table:table-row>
          <table:table-cell table:style-name="Table101.A2" office:value-type="string">
            <text:p text:style-name="scpi3"><text:a xlink:type="simple" xlink:href="#sour_curr_func_mio_freq" text:style-name="Internet_20_link" text:visited-style-name="Visited_20_Internet_20_Link">:FREQuency {&lt;frequency&gt;}</text:a></text:p>
          </table:table-cell>
          <table:table-cell table:style-name="Table101.A2" office:value-type="string">
            <text:p text:style-name="Standard"><text:span text:style-name="T4">Sets the output </text:span><text:span text:style-name="T9">current</text:span><text:span text:style-name="T4"> waveform frequency</text:span></text:p>
          </table:table-cell>
        </table:table-row>
        <table:table-row>
          <table:table-cell table:style-name="Table101.A2" office:value-type="string">
            <text:p text:style-name="scpi3"><text:a xlink:type="simple" xlink:href="#sour_curr_func_mio_offs" text:style-name="Internet_20_link" text:visited-style-name="Visited_20_Internet_20_Link">:OFFSet {&lt;offset&gt;}</text:a></text:p>
          </table:table-cell>
          <table:table-cell table:style-name="Table101.A2" office:value-type="string">
            <text:p text:style-name="Standard"><text:span text:style-name="T4">Sets the output </text:span><text:span text:style-name="T9">current</text:span><text:span text:style-name="T4"> waveform offset</text:span></text:p>
          </table:table-cell>
        </table:table-row>
        <table:table-row>
          <table:table-cell table:style-name="Table101.A2" office:value-type="string">
            <text:p text:style-name="scpi3"><text:a xlink:type="simple" xlink:href="#sour_curr_func_mio_phas" text:style-name="Internet_20_link" text:visited-style-name="Visited_20_Internet_20_Link">:PHASeshift {&lt;phase&gt;}</text:a></text:p>
          </table:table-cell>
          <table:table-cell table:style-name="Table101.A2" office:value-type="string">
            <text:p text:style-name="Standard"><text:span text:style-name="T4">Sets the output </text:span><text:span text:style-name="T9">current</text:span><text:span text:style-name="T4"> waveform phase shift</text:span></text:p>
          </table:table-cell>
        </table:table-row>
        <table:table-row>
          <table:table-cell table:style-name="Table101.A2" office:value-type="string">
            <text:p text:style-name="scpi3"><text:a xlink:type="simple" xlink:href="#sour_curr_func_mio_shap" text:style-name="Internet_20_link" text:visited-style-name="Visited_20_Internet_20_Link">:SHAPe {&lt;waveform&gt;}</text:a></text:p>
          </table:table-cell>
          <table:table-cell table:style-name="Table101.A2" office:value-type="string">
            <text:p text:style-name="Standard"><text:span text:style-name="T4">Sets the output </text:span><text:span text:style-name="T9">current</text:span><text:span text:style-name="T4"> waveform type</text:span></text:p>
          </table:table-cell>
        </table:table-row>
        <table:table-row>
          <table:table-cell table:style-name="Table101.A2" office:value-type="string">
            <text:p text:style-name="scpi1">:DIGital[:OUTPut]</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digi_func_duty" text:style-name="Internet_20_link" text:visited-style-name="Visited_20_Internet_20_Link">:DUTY {&lt;duty&gt;}</text:a></text:p>
          </table:table-cell>
          <table:table-cell table:style-name="Table101.A2" office:value-type="string">
            <text:p text:style-name="P2">Sets the digital output waveform duty cycle</text:p>
          </table:table-cell>
        </table:table-row>
        <table:table-row>
          <table:table-cell table:style-name="Table101.A2" office:value-type="string">
            <text:p text:style-name="scpi3"><text:a xlink:type="simple" xlink:href="#sour_digi_func_freq" text:style-name="Internet_20_link" text:visited-style-name="Visited_20_Internet_20_Link">:FREQuency {&lt;frequency&gt;}</text:a></text:p>
          </table:table-cell>
          <table:table-cell table:style-name="Table101.A2" office:value-type="string">
            <text:p text:style-name="P2">Sets the digital output waveform frequency</text:p>
          </table:table-cell>
        </table:table-row>
        <table:table-row>
          <table:table-cell table:style-name="Table101.A2" office:value-type="string">
            <text:p text:style-name="scpi3"><text:a xlink:type="simple" xlink:href="#sour_digi_func_phas" text:style-name="Internet_20_link" text:visited-style-name="Visited_20_Internet_20_Link">:PHASeshift {&lt;phase&gt;}</text:a></text:p>
          </table:table-cell>
          <table:table-cell table:style-name="Table101.A2" office:value-type="string">
            <text:p text:style-name="P2">Sets the digital output waveform phase shift</text:p>
          </table:table-cell>
        </table:table-row>
        <text:soft-page-break/>
        <table:table-row>
          <table:table-cell table:style-name="Table101.A2" office:value-type="string">
            <text:p text:style-name="scpi3"><text:a xlink:type="simple" xlink:href="#sour_digi_func_shap" text:style-name="Internet_20_link" text:visited-style-name="Visited_20_Internet_20_Link">:SHAPe {&lt;waveform&gt;}</text:a></text:p>
          </table:table-cell>
          <table:table-cell table:style-name="Table101.A2" office:value-type="string">
            <text:p text:style-name="P2">Sets the digital output waveform type</text:p>
          </table:table-cell>
        </table:table-row>
        <table:table-row>
          <table:table-cell table:style-name="Table101.A2" office:value-type="string">
            <text:p text:style-name="scpi2"><text:a xlink:type="simple" xlink:href="#sour_digi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table-cell table:style-name="Table101.A2" office:value-type="string">
            <text:p text:style-name="scpi1">:VOLTage</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mio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mio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mio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mio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mio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mio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
      <text:list xml:id="list182683456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8">]:</text:span>CURRent[:LEVel][:IMMediate][:AMPLitude] {&lt;current&gt;}</text:p>
            <text:p text:style-name="cmd_5f_root">[SOURce[&lt;n&gt;]<text:span text:style-name="T8">]:</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6">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5">Usage</text:span><text:span text:style-name="T6"> </text:span><text:span text:style-name="T5">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text:soft-page-break/>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7">]:</text:span>CURRent[:LEVel][:IMMediate]:STEP[:INCRement]</text:p>
          </table:table-cell>
          <table:covered-table-cell/>
          <table:covered-table-cell/>
          <table:covered-table-cell/>
        </table:table-row>
      </table:table>
      <text:list xml:id="list379969632"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8">]:</text:span>CURRent[:LEVel][:IMMediate]:STEP[:INCRement] {&lt;step&gt;}</text:p>
            <text:p text:style-name="cmd_5f_root">[SOURce[&lt;n&gt;]<text:span text:style-name="T8">]:</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9">NR2|Discrete</text:p>
          </table:table-cell>
          <table:table-cell table:style-name="Table8.A1" office:value-type="string">
            <text:p text:style-name="P9">0.01 to 1|DEFault</text:p>
          </table:table-cell>
          <table:table-cell table:style-name="Table8.A1" office:value-type="string">
            <text:p text:style-name="P9">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9">Discrete</text:p>
          </table:table-cell>
          <table:table-cell table:style-name="Table8.A1" office:value-type="string">
            <text:p text:style-name="P9">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5">Usage</text:span><text:span text:style-name="T6"> </text:span><text:span text:style-name="T5">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7">]:</text:span>CURRent</text:p>
          </table:table-cell>
          <table:covered-table-cell/>
          <table:covered-table-cell/>
          <table:covered-table-cell/>
        </table:table-row>
      </table:table>
      <text:list xml:id="list897308640"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8">]:</text:span>CURRent[:LEVel]:TRIGgered[:AMPLitude] {&lt;current&gt;}</text:p>
            <text:p text:style-name="cmd_5f_root">[SOURce[&lt;n&gt;]<text:span text:style-name="T8">]:</text:span>CURRent[:LEVel]:TRIGgered[:AMPLitude]? [&lt;query current&gt;]</text:p>
          </table:table-cell>
          <table:covered-table-cell/>
          <table:covered-table-cell/>
          <table:covered-table-cell/>
        </table:table-row>
        <text:soft-page-break/>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5">Usage</text:span><text:span text:style-name="T6"> </text:span><text:span text:style-name="T5">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022665822"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5">Usage</text:span><text:span text:style-name="T6"> </text:span><text:span text:style-name="T5">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98429273"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 {&lt;amplitude&g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SOURce[&lt;n&gt;]]:CURRent:FUNCtion:AMPLitude?</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3.A1" office:value-type="string">
            <text:p text:style-name="Default_5f_nt2"><text:span text:style-name="T5">Usage</text:span><text:span text:style-name="T6"> </text:span><text:span text:style-name="T5">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7">VOLTage</text:span>:FUNCtion:AMPLitude</text:p>
          </table:table-cell>
          <table:covered-table-cell/>
          <table:covered-table-cell/>
          <table:covered-table-cell/>
        </table:table-row>
      </table:table>
      <text:list xml:id="list760474216"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 {&lt;duty&g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covered-table-cell/>
          <table:table-cell table:style-name="Table14.A1" office:value-type="string">
            <text:p text:style-name="Standard">&lt;duty&gt;</text:p>
          </table:table-cell>
          <table:table-cell table:style-name="Table14.A1" office:value-type="string">
            <text:p text:style-name="P5">NR1</text:p>
          </table:table-cell>
          <table:table-cell table:style-name="Table14.A1" office:value-type="string">
            <text:p text:style-name="P5">0 – 100</text:p>
          </table:table-cell>
          <table:table-cell table:style-name="Table14.A1" office:value-type="string">
            <text:p text:style-name="P5">25</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7">duty cycle</text:span>.</text:p>
          </table:table-cell>
          <table:covered-table-cell/>
          <table:covered-table-cell/>
          <table:covered-table-cell/>
        </table:table-row>
        <table:table-row>
          <table:table-cell table:style-name="Table14.A1" office:value-type="string">
            <text:p text:style-name="Default_5f_nt2"><text:span text:style-name="T5">Usage</text:span><text:span text:style-name="T6"> </text:span><text:span text:style-name="T5">example</text:span></text:p>
          </table:table-cell>
          <table:table-cell table:style-name="Table14.A1" table:number-columns-spanned="4" office:value-type="string">
            <text:p text:style-name="cmd_5f_code">CURR:FUNC:<text:span text:style-name="T10">DUTY</text:span> 25</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7">VOLTage</text:span>:FUNCtion:<text:span text:style-name="T7">DUTY</text:span></text:p>
          </table:table-cell>
          <table:covered-table-cell/>
          <table:covered-table-cell/>
          <table:covered-table-cell/>
        </table:table-row>
      </table:table>
      <text:list xml:id="list1441982169"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 {&lt;frequency&gt;}</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text:soft-page-break/>selected resource</text:p>
          </table:table-cell>
          <table:table-cell table:style-name="Table15.A1" office:value-type="string">
            <text:p text:style-name="P5">–</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7">frequency.</text:span></text:p>
          </table:table-cell>
          <table:covered-table-cell/>
          <table:covered-table-cell/>
          <table:covered-table-cell/>
        </table:table-row>
        <table:table-row>
          <table:table-cell table:style-name="Table15.A1" office:value-type="string">
            <text:p text:style-name="Default_5f_nt2"><text:span text:style-name="T5">Usage</text:span><text:span text:style-name="T6"> </text:span><text:span text:style-name="T5">example</text:span></text:p>
          </table:table-cell>
          <table:table-cell table:style-name="Table15.A1" table:number-columns-spanned="4" office:value-type="string">
            <text:p text:style-name="cmd_5f_code">CURR:FUNC:<text:span text:style-name="T10">FREQ</text:span> 1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7">VOLTage</text:span>:FUNCtion:<text:span text:style-name="T7">FREQuency</text:span></text:p>
          </table:table-cell>
          <table:covered-table-cell/>
          <table:covered-table-cell/>
          <table:covered-table-cell/>
        </table:table-row>
      </table:table>
      <text:list xml:id="list111057009" text:continue-numbering="true" text:style-name="Outline">
        <text:list-item>
          <text:list>
            <text:list-item>
              <text:list>
                <text:list-item>
                  <text:h text:style-name="Heading_20_3" text:outline-level="3"><text:bookmark text:name="sour_curr_func_offs"/>[SOURce[&lt;n&gt;]<text:span text:style-name="T1">]:</text:span>CURRent:<text:span text:style-name="T1">FUNCtion:OFFSet {&lt;offset&g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7">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7">offset.</text:span></text:p>
          </table:table-cell>
          <table:covered-table-cell/>
          <table:covered-table-cell/>
          <table:covered-table-cell/>
        </table:table-row>
        <table:table-row>
          <table:table-cell table:style-name="Table16.A1" office:value-type="string">
            <text:p text:style-name="Default_5f_nt2"><text:span text:style-name="T5">Usage</text:span><text:span text:style-name="T6"> </text:span><text:span text:style-name="T5">example</text:span></text:p>
          </table:table-cell>
          <table:table-cell table:style-name="Table16.A1" table:number-columns-spanned="4" office:value-type="string">
            <text:p text:style-name="cmd_5f_code">CURR:FUNC:<text:span text:style-name="T10">OFFS</text:span> 1.2</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7">VOLTage</text:span>:FUNCtion:<text:span text:style-name="T7">OFFSet</text:span></text:p>
          </table:table-cell>
          <table:covered-table-cell/>
          <table:covered-table-cell/>
          <table:covered-table-cell/>
        </table:table-row>
      </table:table>
      <text:list xml:id="list1779028356"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 {&lt;phase&g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7">phase shift.</text:span></text:p>
          </table:table-cell>
          <table:covered-table-cell/>
          <table:covered-table-cell/>
          <table:covered-table-cell/>
        </table:table-row>
        <table:table-row>
          <table:table-cell table:style-name="Table17.A1" office:value-type="string">
            <text:p text:style-name="Default_5f_nt2"><text:span text:style-name="T5">Usage</text:span><text:span text:style-name="T6"> </text:span><text:span text:style-name="T5">example</text:span></text:p>
          </table:table-cell>
          <table:table-cell table:style-name="Table17.A1" table:number-columns-spanned="4" office:value-type="string">
            <text:p text:style-name="cmd_5f_code">CURR:FUNC:<text:span text:style-name="T10">PHAS</text:span> 18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7">VOLTage</text:span>:FUNCtion:<text:span text:style-name="T7">PHASeshift</text:span></text:p>
          </table:table-cell>
          <table:covered-table-cell/>
          <table:covered-table-cell/>
          <table:covered-table-cell/>
        </table:table-row>
      </table:table>
      <text:list xml:id="list697307949"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 {&lt;waveform&gt;}</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7"> as a quoted string.</text:span></text:p>
          </table:table-cell>
          <table:covered-table-cell/>
          <table:covered-table-cell/>
          <table:covered-table-cell/>
        </table:table-row>
        <table:table-row>
          <table:table-cell table:style-name="Table18.A1" office:value-type="string">
            <text:p text:style-name="Default_5f_nt2"><text:span text:style-name="T5">Usage</text:span><text:span text:style-name="T6"> </text:span><text:span text:style-name="T5">example</text:span></text:p>
          </table:table-cell>
          <table:table-cell table:style-name="Table18.A1" table:number-columns-spanned="4" office:value-type="string">
            <text:p text:style-name="cmd_5f_code">CURR:FUNC:<text:span text:style-name="T10">SHAP</text:span> FULL</text:p>
            <text:p text:style-name="cmd_5f_code">CURR:FULL:SHAP?</text:p>
            <text:p text:style-name="cmd_5f_code_20_Start">"FULL"</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7">VOLTage</text:span>:FUNCtion:<text:span text:style-name="T7">SHAPe</text:span></text:p>
          </table:table-cell>
          <table:covered-table-cell/>
          <table:covered-table-cell/>
          <table:covered-table-cell/>
        </table:table-row>
      </table:table>
      <text:list xml:id="list2063231908"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8">]:</text:span>CURRent:MODE {&lt;mode&gt;}</text:p>
            <text:p text:style-name="cmd_5f_root">[SOURce[&lt;n&gt;]<text:span text:style-name="T8">]:</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8953210211478392183"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5">Usage</text:span><text:span text:style-name="T6"> </text:span><text:span text:style-name="T5">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789663237" text:continue-list="list2063231908"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8">]:</text:span>CURRent:PROTection:DELay[:TIME] {&lt;time&gt;}</text:p>
            <text:p text:style-name="cmd_5f_root">[SOURce[&lt;n&gt;]<text:span text:style-name="T8">]:</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5">Usage</text:span><text:span text:style-name="T6"> </text:span><text:span text:style-name="T5">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ext:soft-page-break/>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785716189"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8">]:</text:span>CURRent:PROTection:STATe {&lt;bool&gt;}</text:p>
            <text:p text:style-name="cmd_5f_root">[SOURce[&lt;n&gt;]<text:span text:style-name="T8">]:</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5">Usage</text:span><text:span text:style-name="T6"> </text:span><text:span text:style-name="T5">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7">]:</text:span>CURRent:PROTection:DELay[:TIME]</text:p>
            <text:p text:style-name="P1">[SOURce[&lt;n&gt;]<text:span text:style-name="T7">]:</text:span>CURRent:PROTection:TRIPped</text:p>
            <text:p text:style-name="P1">SYSTem:BEEPer:STATe</text:p>
          </table:table-cell>
          <table:covered-table-cell/>
          <table:covered-table-cell/>
          <table:covered-table-cell/>
        </table:table-row>
      </table:table>
      <text:list xml:id="list1623175077"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8">]:</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1">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5">Usage</text:span><text:span text:style-name="T6"> </text:span><text:span text:style-name="T5">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778422295"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8">]:</text:span>CURRent:RAMP:DURation {&lt;duration&gt;}</text:p>
            <text:p text:style-name="cmd_5f_root">[SOURce[&lt;n&gt;]<text:span text:style-name="T8">]:</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ext:soft-page-break/>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5">Usage</text:span><text:span text:style-name="T6"> </text:span><text:span text:style-name="T5">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626129806"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8">]:</text:span>LIST:COUNt {&lt;count&gt;}</text:p>
            <text:p text:style-name="cmd_5f_root">[SOURce[&lt;n&gt;]<text:span text:style-name="T8">]:</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5">Usage</text:span><text:span text:style-name="T6"> </text:span><text:span text:style-name="T5">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578248420"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8">]:</text:span>LIST:CURRent[:LEVel] {&lt;current&gt;}[, ...]</text:p>
            <text:p text:style-name="cmd_5f_root">[SOURce[&lt;n&gt;]<text:span text:style-name="T8">]:</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5">Usage</text:span><text:span text:style-name="T6"> </text:span><text:span text:style-name="T5">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text:soft-page-break/>[SOURce[&lt;n&gt;]<text:span text:style-name="T7">]:</text:span>CURRent:MODE</text:p>
            <text:p text:style-name="Standard">[SOURce[&lt;n&gt;]<text:span text:style-name="T7">]:</text:span>LIST:COUNt</text:p>
          </table:table-cell>
          <table:covered-table-cell/>
          <table:covered-table-cell/>
          <table:covered-table-cell/>
        </table:table-row>
      </table:table>
      <text:list xml:id="list1580526853"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8">]:</text:span>LIST:DWELl {&lt;time&gt;}[, ...]</text:p>
            <text:p text:style-name="cmd_5f_root">[SOURce[&lt;n&gt;]<text:span text:style-name="T8">]:</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5">Usage</text:span><text:span text:style-name="T6"> </text:span><text:span text:style-name="T5">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7">]:</text:span>LIST:COUNt</text:p>
          </table:table-cell>
          <table:covered-table-cell/>
          <table:covered-table-cell/>
          <table:covered-table-cell/>
        </table:table-row>
      </table:table>
      <text:list xml:id="list1219248293"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8">]:</text:span>LIST:VOLTage[:LEVel] {&lt;voltage&gt;}[, ...]</text:p>
            <text:p text:style-name="cmd_5f_root"><text:span text:style-name="T8">[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5">Usage</text:span><text:span text:style-name="T6"> </text:span><text:span text:style-name="T5">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text:soft-page-break/>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7">]:</text:span>LIST:COUNt</text:p>
            <text:p text:style-name="P1">[SOURce[&lt;n&gt;]<text:span text:style-name="T7">]:</text:span>VOLTage:MODE</text:p>
          </table:table-cell>
          <table:covered-table-cell/>
          <table:covered-table-cell/>
          <table:covered-table-cell/>
        </table:table-row>
      </table:table>
      <text:list xml:id="list2089380634"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6">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5">Usage</text:span><text:span text:style-name="T6"> </text:span><text:span text:style-name="T5">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958284761"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8">]:</text:span>POWer:PROTection[:LEVel] {&lt;power&gt;}</text:p>
            <text:p text:style-name="cmd_5f_root">[SOURce[&lt;n&gt;]<text:span text:style-name="T8">]:</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text:soft-page-break/>[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5">Usage</text:span><text:span text:style-name="T6"> </text:span><text:span text:style-name="T5">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7">]:</text:span>POWer:PROTection:TRIPped?</text:p>
            <text:p text:style-name="P1">[SOURce[&lt;n&gt;]<text:span text:style-name="T7">]:</text:span>POWer:PROTection:STATe</text:p>
          </table:table-cell>
          <table:covered-table-cell/>
          <table:covered-table-cell/>
          <table:covered-table-cell/>
        </table:table-row>
      </table:table>
      <text:list xml:id="list1576946658"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8">]:</text:span>POWer:PROTection:DELay[:TIME] {&lt;time&gt;}</text:p>
            <text:p text:style-name="cmd_5f_root">[SOURce[&lt;n&gt;]<text:span text:style-name="T8">]:</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5">Usage</text:span><text:span text:style-name="T6"> </text:span><text:span text:style-name="T5">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609960045"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8">]:</text:span>POWer:PROTection:STATe {&lt;bool&gt;}</text:p>
            <text:p text:style-name="cmd_5f_root">[SOURce[&lt;n&gt;]<text:span text:style-name="T8">]:</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ext:soft-page-break/>
        <table:table-row>
          <table:table-cell table:style-name="Table94.A1" office:value-type="string">
            <text:p text:style-name="Default_5f_nt2"><text:span text:style-name="T5">Usage</text:span><text:span text:style-name="T6"> </text:span><text:span text:style-name="T5">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7">]:</text:span>POWer:PROTection[:LEVel]</text:p>
          </table:table-cell>
          <table:covered-table-cell/>
          <table:covered-table-cell/>
          <table:covered-table-cell/>
        </table:table-row>
      </table:table>
      <text:list xml:id="list1877636204"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8">]:</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5">Usage</text:span><text:span text:style-name="T6"> </text:span><text:span text:style-name="T5">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909047824"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8">]:</text:span>VOLTage[:LEVel][:IMMediate][:AMPLitude] {&lt;voltage&gt;}</text:p>
            <text:p text:style-name="cmd_5f_root">[SOURce[&lt;n&gt;]<text:span text:style-name="T8">]:</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6">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the slot number):</text:p>
            <text:list xml:id="list833884121" text:continue-list="list8953210211478392183"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text:soft-page-break/>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5">Usage</text:span><text:span text:style-name="T6"> </text:span><text:span text:style-name="T5">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10">"</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7">]:</text:span>VOLTage[:LEVel][:IMMediate]:STEP[:INCRement]</text:p>
          </table:table-cell>
          <table:covered-table-cell/>
          <table:covered-table-cell/>
          <table:covered-table-cell/>
        </table:table-row>
      </table:table>
      <text:list xml:id="list482879816" text:continue-list="list909047824" text:style-name="Outline">
        <text:list-item>
          <text:list>
            <text:list-item>
              <text:list>
                <text:list-item>
                  <text:h text:style-name="Heading_20_3" text:outline-level="3"><text:bookmark text:name="sour_volt_func_ampl"/>[SOURce[&lt;n&gt;]<text:span text:style-name="T1">]:</text:span>VOLTage:<text:span text:style-name="T1">FUNCtion:AMPLitude {&lt;amplitude&gt;}</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7">voltage</text:span> waveform amplitude in <text:span text:style-name="T7">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7">voltage</text:span> waveform amplitud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cmd_5f_code"><text:span text:style-name="T10">VOLT</text:span>:FUNC:AMPL 1</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7">CURRent</text:span>:FUNCtion:AMPLitude</text:p>
            <text:p text:style-name="P6">[SOURce[&lt;n&gt;]]:VOLTage:MODE</text:p>
          </table:table-cell>
          <table:covered-table-cell/>
          <table:covered-table-cell/>
          <table:covered-table-cell/>
        </table:table-row>
      </table:table>
      <text:list xml:id="list253928989" text:continue-numbering="true" text:style-name="Outline">
        <text:list-item>
          <text:list>
            <text:list-item>
              <text:list>
                <text:list-item>
                  <text:h text:style-name="Heading_20_3" text:outline-level="3"><text:bookmark text:name="sour_volt_func_duty"/><text:soft-page-break/>[SOURce[&lt;n&gt;]<text:span text:style-name="T1">]:</text:span>VOLTage:<text:span text:style-name="T1">FUNCtion:DUTY {&lt;duty&gt;}</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7">voltage</text:span> waveform <text:span text:style-name="T7">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covered-table-cell/>
          <table:table-cell table:style-name="Table21.A1" office:value-type="string">
            <text:p text:style-name="Standard">&lt;duty&gt;</text:p>
          </table:table-cell>
          <table:table-cell table:style-name="Table21.A1" office:value-type="string">
            <text:p text:style-name="P5">NR1</text:p>
          </table:table-cell>
          <table:table-cell table:style-name="Table21.A1" office:value-type="string">
            <text:p text:style-name="P5">0 – 100</text:p>
          </table:table-cell>
          <table:table-cell table:style-name="Table21.A1" office:value-type="string">
            <text:p text:style-name="P5">25</text:p>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1.A1" office:value-type="string">
            <text:p text:style-name="Default_5f_nt2"><text:span text:style-name="T5">Usage</text:span><text:span text:style-name="T6"> </text:span><text:span text:style-name="T5">example</text:span></text:p>
          </table:table-cell>
          <table:table-cell table:style-name="Table21.A1" table:number-columns-spanned="4" office:value-type="string">
            <text:p text:style-name="cmd_5f_code"><text:span text:style-name="T10">VOLT</text:span>:FUNC:<text:span text:style-name="T10">DUTY</text:span> 25</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SOURce[&lt;n&gt;]]:<text:span text:style-name="T7">CURRent</text:span>:FUNCtion:<text:span text:style-name="T7">DUTY</text:span></text:p>
            <text:p text:style-name="P6">[SOURce[&lt;n&gt;]]:VOLTage:MODE</text:p>
          </table:table-cell>
          <table:covered-table-cell/>
          <table:covered-table-cell/>
          <table:covered-table-cell/>
        </table:table-row>
      </table:table>
      <text:list xml:id="list570780565" text:continue-numbering="true" text:style-name="Outline">
        <text:list-item>
          <text:list>
            <text:list-item>
              <text:list>
                <text:list-item>
                  <text:h text:style-name="Heading_20_3" text:outline-level="3"><text:bookmark text:name="sour_volt_func_freq"/>[SOURce[&lt;n&gt;]<text:span text:style-name="T1">]:</text:span>VOLTage:<text:span text:style-name="T1">FUNCtion:FREQuency {&lt;frequency&gt;}</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7">voltage</text:span> waveform <text:span text:style-name="T7">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2.A1" office:value-type="string">
            <text:p text:style-name="Default_5f_nt2"><text:span text:style-name="T5">Usage</text:span><text:span text:style-name="T6"> </text:span><text:span text:style-name="T5">example</text:span></text:p>
          </table:table-cell>
          <table:table-cell table:style-name="Table22.A1" table:number-columns-spanned="4" office:value-type="string">
            <text:p text:style-name="cmd_5f_code"><text:span text:style-name="T10">VOLT</text:span>:FUNC:<text:span text:style-name="T10">FREQ</text:span> 10</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7">CURRent</text:span>:FUNCtion:<text:span text:style-name="T7">FREQuency</text:span></text:p>
            <text:p text:style-name="P6">[SOURce[&lt;n&gt;]]:VOLTage:MODE</text:p>
          </table:table-cell>
          <table:covered-table-cell/>
          <table:covered-table-cell/>
          <table:covered-table-cell/>
        </table:table-row>
      </table:table>
      <text:list xml:id="list828052201"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 {&lt;offset&g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7">voltage</text:span> waveform <text:span text:style-name="T7">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7">voltage</text:span> waveform <text:span text:style-name="T7">offset.</text:span></text:p>
          </table:table-cell>
          <table:covered-table-cell/>
          <table:covered-table-cell/>
          <table:covered-table-cell/>
        </table:table-row>
        <table:table-row>
          <table:table-cell table:style-name="Table23.A1" office:value-type="string">
            <text:p text:style-name="Default_5f_nt2"><text:span text:style-name="T5">Usage</text:span><text:span text:style-name="T6"> </text:span><text:span text:style-name="T5">example</text:span></text:p>
          </table:table-cell>
          <table:table-cell table:style-name="Table23.A1" table:number-columns-spanned="4" office:value-type="string">
            <text:p text:style-name="cmd_5f_code"><text:span text:style-name="T10">VOLT</text:span>:FUNC:<text:span text:style-name="T10">OFFS</text:span> 1.2</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7">CURRent</text:span>:FUNCtion:<text:span text:style-name="T7">OFFSet</text:span></text:p>
            <text:p text:style-name="P6">[SOURce[&lt;n&gt;]]:VOLTage:MODE</text:p>
          </table:table-cell>
          <table:covered-table-cell/>
          <table:covered-table-cell/>
          <table:covered-table-cell/>
        </table:table-row>
      </table:table>
      <text:list xml:id="list59395485" text:continue-numbering="true" text:style-name="Outline">
        <text:list-item>
          <text:list>
            <text:list-item>
              <text:list>
                <text:list-item>
                  <text:h text:style-name="Heading_20_3" text:outline-level="3"><text:bookmark text:name="sour_volt_func_phas"/><text:soft-page-break/>[SOURce[&lt;n&gt;]<text:span text:style-name="T1">]:</text:span>VOLTage:<text:span text:style-name="T1">FUNCtion:PHASeshift {&lt;phase&g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7">voltage</text:span> waveform <text:span text:style-name="T7">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24.A1" office:value-type="string">
            <text:p text:style-name="Default_5f_nt2"><text:span text:style-name="T5">Usage</text:span><text:span text:style-name="T6"> </text:span><text:span text:style-name="T5">example</text:span></text:p>
          </table:table-cell>
          <table:table-cell table:style-name="Table24.A1" table:number-columns-spanned="4" office:value-type="string">
            <text:p text:style-name="cmd_5f_code"><text:span text:style-name="T10">VOLT</text:span>:FUNC:<text:span text:style-name="T10">PHAS</text:span> 180</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7">CURRent</text:span>:FUNCtion:<text:span text:style-name="T7">PHASeshift</text:span></text:p>
            <text:p text:style-name="P6">[SOURce[&lt;n&gt;]]:VOLTage:MODE</text:p>
          </table:table-cell>
          <table:covered-table-cell/>
          <table:covered-table-cell/>
          <table:covered-table-cell/>
        </table:table-row>
      </table:table>
      <text:list xml:id="list217537753" text:continue-numbering="true" text:style-name="Outline">
        <text:list-item>
          <text:list>
            <text:list-item>
              <text:list>
                <text:list-item>
                  <text:h text:style-name="Heading_20_3" text:outline-level="3"><text:bookmark text:name="sour_volt_func_shap"/>[SOURce[&lt;n&gt;]<text:span text:style-name="T1">]:</text:span>VOLTage:<text:span text:style-name="T1">FUNCtion:SHAPe {&lt;waveform&gt;}</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2"> DCM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7">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7">voltage</text:span> waveform type<text:span text:style-name="T7"> as a quoted string.</text:span></text:p>
          </table:table-cell>
          <table:covered-table-cell/>
          <table:covered-table-cell/>
          <table:covered-table-cell/>
        </table:table-row>
        <table:table-row>
          <table:table-cell table:style-name="Table25.A1" office:value-type="string">
            <text:p text:style-name="Default_5f_nt2"><text:span text:style-name="T5">Usage</text:span><text:span text:style-name="T6"> </text:span><text:span text:style-name="T5">example</text:span></text:p>
          </table:table-cell>
          <table:table-cell table:style-name="Table25.A1" table:number-columns-spanned="4" office:value-type="string">
            <text:p text:style-name="cmd_5f_code"><text:span text:style-name="T10">VOLT</text:span>:FUNC:<text:span text:style-name="T10">SHAP</text:span> HALF</text:p>
            <text:p text:style-name="cmd_5f_code">VOLT:FUNC:SHAP?</text:p>
            <text:p text:style-name="cmd_5f_code_20_Start">"HALF"</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7">CURRent</text:span>:FUNCtion:<text:span text:style-name="T7">SHAPe</text:span></text:p>
            <text:p text:style-name="P6">[SOURce[&lt;n&gt;]]:VOLTage:MODE</text:p>
          </table:table-cell>
          <table:covered-table-cell/>
          <table:covered-table-cell/>
          <table:covered-table-cell/>
        </table:table-row>
      </table:table>
      <text:list xml:id="list1175428104"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text:soft-page-break/>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5">Usage</text:span><text:span text:style-name="T6"> </text:span><text:span text:style-name="T5">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924110396"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8">]:</text:span>VOLTage[:LEVel][:IMMediate]:STEP[:INCRement] {&lt;step&gt;}</text:p>
            <text:p text:style-name="cmd_5f_root">[SOURce[&lt;n&gt;]<text:span text:style-name="T8">]:</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NR2|Discrete</text:p>
          </table:table-cell>
          <table:table-cell table:style-name="Table93.A1" office:value-type="string">
            <text:p text:style-name="P9">0.01 to 10|DEFault</text:p>
          </table:table-cell>
          <table:table-cell table:style-name="Table93.A1" office:value-type="string">
            <text:p text:style-name="P9">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9">Discrete</text:p>
          </table:table-cell>
          <table:table-cell table:style-name="Table93.A1" office:value-type="string">
            <text:p text:style-name="P9">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5">Usage</text:span><text:span text:style-name="T6"> </text:span><text:span text:style-name="T5">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7">]:</text:span>VOLTage</text:p>
          </table:table-cell>
          <table:covered-table-cell/>
          <table:covered-table-cell/>
          <table:covered-table-cell/>
        </table:table-row>
      </table:table>
      <text:list xml:id="list1207609846"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text:soft-page-break/>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5">Usage</text:span><text:span text:style-name="T6"> </text:span><text:span text:style-name="T5">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341263648"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8">]:</text:span>VOLTage:MODE {&lt;mode&gt;}</text:p>
            <text:p text:style-name="cmd_5f_root">[SOURce[&lt;n&gt;]<text:span text:style-name="T8">]:</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651990883" text:continue-list="list83388412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5">Usage</text:span><text:span text:style-name="T6"> </text:span><text:span text:style-name="T5">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469514638" text:continue-list="list1341263648"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8">]:</text:span>VOLTage:PROGram[:SOURce] {&lt;source&gt;}</text:p>
            <text:p text:style-name="cmd_5f_root">[SOURce[&lt;n&gt;]<text:span text:style-name="T8">]:</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text:soft-page-break/>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6">Rprog</text:span>) on the module's front panel.</text:p>
            <text:p text:style-name="Standard"><text:span text:style-name="T4">Self-test operation initiated by </text:span><text:a xlink:type="simple" xlink:href="https://www.envox.hr/eez/eez-bench-box-3/bb3-scpi-reference-manual/bb3-scpi-common-command-reference.html#tst" text:style-name="Internet_20_link" text:visited-style-name="Visited_20_Internet_20_Link">*TST?</text:a><text:span text:style-name="T4"> command will reset voltage programming on all channels to </text:span><text:span text:style-name="T9">the internal/local source</text:span><text:span text:style-name="T4">.</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10">-241,"Hardware missing"</text:p>
            <text:p text:style-name="P10">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419726928"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8">]:VOLTage</text:span>:PROTection[:LEVel] {&lt;voltage&gt;}</text:p>
            <text:p text:style-name="cmd_5f_root">[SOURce[&lt;n&gt;]<text:span text:style-name="T8">]: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text:soft-page-break/>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5">Usage</text:span><text:span text:style-name="T6"> </text:span><text:span text:style-name="T5">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11">-222,"Data out of range<text:span text:style-name="T10">"</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7">]:VOLTage</text:span>:PROTection:TRIPped?</text:p>
            <text:p text:style-name="P1">[SOURce[&lt;n&gt;]<text:span text:style-name="T7">]:VOLTage</text:span>:PROTection:STATe</text:p>
          </table:table-cell>
          <table:covered-table-cell/>
          <table:covered-table-cell/>
          <table:covered-table-cell/>
        </table:table-row>
      </table:table>
      <text:list xml:id="list1250941862"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8">]:</text:span>VOLTage:PROTection:DELay[:TIME] {&lt;time&gt;}</text:p>
            <text:p text:style-name="cmd_5f_root">[SOURce[&lt;n&gt;]<text:span text:style-name="T8">]:</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5">Usage</text:span><text:span text:style-name="T6"> </text:span><text:span text:style-name="T5">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134228859"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8">]:</text:span>VOLTage:PROTection:STATe {&lt;bool&gt;}</text:p>
            <text:p text:style-name="cmd_5f_root">[SOURce[&lt;n&gt;]<text:span text:style-name="T8">]:</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ext:soft-page-break/>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5">Usage</text:span><text:span text:style-name="T6"> </text:span><text:span text:style-name="T5">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7">]:</text:span>VOLTage:PROTection:DELay[:TIME]</text:p>
            <text:p text:style-name="P1">[SOURce[&lt;n&gt;]<text:span text:style-name="T7">]:</text:span>VOLTage:PROTection:TRIPped</text:p>
            <text:p text:style-name="P1">SYSTem:BEEPer:STATe</text:p>
          </table:table-cell>
          <table:covered-table-cell/>
          <table:covered-table-cell/>
          <table:covered-table-cell/>
        </table:table-row>
      </table:table>
      <text:list xml:id="list1302881460"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8">]:</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1">Section 3.4.2</text:span></text:a><text:span text:style-name="T11">).</text:span></text:p>
            <text:p text:style-name="Standard"><text:span text:style-name="T11">When channel’s output voltage is controlled remotely (</text:span><text:span text:style-name="T4">[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5">Usage</text:span><text:span text:style-name="T6"> </text:span><text:span text:style-name="T5">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2008011371"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8">]:</text:span>VOLTage:PROTection:TYPE {&lt;type&gt;}</text:p>
            <text:p text:style-name="cmd_5f_root">[SOURce[&lt;n&gt;]<text:span text:style-name="T8">]:</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887351319" text:continue-list="list1651990883"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ext:soft-page-break/>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5">Usage</text:span><text:span text:style-name="T6"> </text:span><text:span text:style-name="T5">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0">-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745979160" text:continue-list="list2008011371"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8">]:VOLTage</text:span>:RAMP:DURation {&lt;duration&gt;}</text:p>
            <text:p text:style-name="cmd_5f_root">[SOURce[&lt;n&gt;]<text:span text:style-name="T8">]: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606356289"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8">]:</text:span>VOLTage:SENSe[:SOURce] {&lt;source&gt;}</text:p>
            <text:p text:style-name="cmd_5f_root">[SOURce[&lt;n&gt;]<text:span text:style-name="T8">]:</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6">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5">Usage</text:span><text:span text:style-name="T6"> </text:span><text:span text:style-name="T5">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10">-241,"Hardware missing"</text:p>
            <text:p text:style-name="P10">312,"Cannot execute when the channels are coupled"</text:p>
          </table:table-cell>
          <table:covered-table-cell/>
          <table:covered-table-cell/>
          <table:covered-table-cell/>
        </table:table-row>
        <text:soft-page-break/>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333403748" text:continue-numbering="true" text:style-name="Outline">
        <text:list-item>
          <text:list>
            <text:list-item>
              <text:list>
                <text:list-item>
                  <text:h text:style-name="Heading_20_3" text:outline-level="3"><text:change-start text:change-id="ct140468694474760"/>[SOURce[&lt;n&gt;]<text:span text:style-name="T1">]:VOLTage</text:span>:SLEW:FALLing</text:h>
                </text:list-item>
              </text:list>
            </text:list-item>
          </text:list>
        </text:list-item>
      </text:list>
      <text:p text:style-name="note">Not implemented yet</text:p>
      <text:list xml:id="list144150203"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40468694474760"/></text:p>
      <text:list xml:id="list2154289413" text:continue-numbering="true" text:style-name="Outline">
        <text:list-item>
          <text:list>
            <text:list-item>
              <text:list>
                <text:list-item>
                  <text:h text:style-name="Heading_20_3" text:outline-level="3"><text:bookmark text:name="sour_curr_func_mio_ampl"/>SOURce<text:span text:style-name="T1">:</text:span>CURRent:<text:span text:style-name="T1">FUNCtion:AMPLitude {&lt;amplitude&gt;}</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OURce:CURRent:FUNCtion:AMPLitude {&lt;amplitude&gt;}</text:p>
            <text:p text:style-name="cmd_5f_root">SOURce:CURRent:FUNCtion:AMPLitude?</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Standard">Use this command to set the output current waveform amplitude in amperes whe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amplitude&gt;</text:p>
          </table:table-cell>
          <table:table-cell table:style-name="Table19.A1" office:value-type="string">
            <text:p text:style-name="P7">NR2</text:p>
          </table:table-cell>
          <table:table-cell table:style-name="Table19.A1" office:value-type="string">
            <text:p text:style-name="P4">MINimum to MAXimum of the selected resource</text:p>
          </table:table-cell>
          <table:table-cell table:style-name="Table19.A1" office:value-type="string">
            <text:p text:style-name="P5">–</text:p>
          </table:table-cell>
        </table:table-row>
        <table:table-row>
          <table:table-cell table:style-name="Table19.A1" office:value-type="string">
            <text:p text:style-name="Default_5f_nt2">Return</text:p>
          </table:table-cell>
          <table:table-cell table:style-name="Table19.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cmd_5f_code">SOUR:CURR:FUNC:AMPL 1</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SOURce:<text:span text:style-name="T7">VOLTage</text:span>:FUNCtion:AMPLitude</text:p>
          </table:table-cell>
          <table:covered-table-cell/>
          <table:covered-table-cell/>
          <table:covered-table-cell/>
        </table:table-row>
      </table:table>
      <text:list xml:id="list372574665" text:continue-numbering="true" text:style-name="Outline">
        <text:list-item>
          <text:list>
            <text:list-item>
              <text:list>
                <text:list-item>
                  <text:h text:style-name="Heading_20_3" text:outline-level="3"><text:bookmark text:name="sour_curr_func_mio_duty"/><text:span text:style-name="T1">SOURce:</text:span>CURRent:<text:span text:style-name="T1">FUNCtion:DUTY {&lt;duty&g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OURce:CURRent:FUNCtion:DUTY {&lt;duty&gt;}</text:p>
            <text:p text:style-name="cmd_5f_root">SOURce:CURRent:FUNCtion:DUTY?</text:p>
          </table:table-cell>
          <table:covered-table-cell/>
          <table:covered-table-cell/>
          <table:covered-table-cell/>
        </table:table-row>
        <table:table-row>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Use this command to set the output current waveform <text:span text:style-name="T7">duty cycle</text:span> in percentages whe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duty&gt;</text:p>
          </table:table-cell>
          <table:table-cell table:style-name="Table34.A1" office:value-type="string">
            <text:p text:style-name="P5">NR1</text:p>
          </table:table-cell>
          <table:table-cell table:style-name="Table34.A1" office:value-type="string">
            <text:p text:style-name="P5">0 – 100</text:p>
          </table:table-cell>
          <table:table-cell table:style-name="Table34.A1" office:value-type="string">
            <text:p text:style-name="P5">25</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command returns the set output current waveform <text:span text:style-name="T7">duty cycle</text:span>.</text:p>
          </table:table-cell>
          <table:covered-table-cell/>
          <table:covered-table-cell/>
          <table:covered-table-cell/>
        </table:table-row>
        <table:table-row>
          <table:table-cell table:style-name="Table34.A1" office:value-type="string">
            <text:p text:style-name="Default_5f_nt2"><text:span text:style-name="T5">Usage</text:span><text:span text:style-name="T6"> </text:span><text:span text:style-name="T5">example</text:span></text:p>
          </table:table-cell>
          <table:table-cell table:style-name="Table34.A1" table:number-columns-spanned="4" office:value-type="string">
            <text:p text:style-name="cmd_5f_code">SOUR:CURR:FUNC:<text:span text:style-name="T10">DUTY</text:span> 25</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Standard">SOURce:<text:span text:style-name="T7">VOLTage</text:span>:FUNCtion:<text:span text:style-name="T7">DUTY</text:span></text:p>
          </table:table-cell>
          <table:covered-table-cell/>
          <table:covered-table-cell/>
          <table:covered-table-cell/>
        </table:table-row>
      </table:table>
      <text:list xml:id="list53453460" text:continue-numbering="true" text:style-name="Outline">
        <text:list-item>
          <text:list>
            <text:list-item>
              <text:list>
                <text:list-item>
                  <text:h text:style-name="Heading_20_3" text:outline-level="3"><text:bookmark text:name="sour_curr_func_mio_freq"/><text:span text:style-name="T1">SOURce:</text:span>CURRent:<text:span text:style-name="T1">FUNCtion:FREQuency {&lt;frequency&g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Default_5f_nt2">Syntax</text:p>
          </table:table-cell>
          <table:table-cell table:style-name="Table35.A1" table:number-columns-spanned="4" office:value-type="string">
            <text:p text:style-name="cmd_5f_root">SOURce:CURRent:FUNCtion:FREQuency {&lt;frequency&gt;}</text:p>
            <text:p text:style-name="cmd_5f_root">SOURce:CURRent:FUNCtion:FREQuency?</text:p>
          </table:table-cell>
          <table:covered-table-cell/>
          <table:covered-table-cell/>
          <table:covered-table-cell/>
        </table:table-row>
        <table:table-row>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4"> MIO </text:span></text:span></text:p>
          </table:table-cell>
          <table:covered-table-cell/>
          <table:covered-table-cell/>
          <table:covered-table-cell/>
        </table:table-row>
        <text:soft-page-break/>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output current waveform <text:span text:style-name="T7">frequency in Hertz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frequency&gt;</text:p>
          </table:table-cell>
          <table:table-cell table:style-name="Table35.A1" office:value-type="string">
            <text:p text:style-name="P7">NR2</text:p>
          </table:table-cell>
          <table:table-cell table:style-name="Table35.A1" office:value-type="string">
            <text:p text:style-name="P4">0 to MAXimum of the selected resource</text:p>
          </table:table-cell>
          <table:table-cell table:style-name="Table35.A1" office:value-type="string">
            <text:p text:style-name="P5">–</text:p>
          </table:table-cell>
        </table:table-row>
        <table:table-row>
          <table:table-cell table:style-name="Table35.A1" office:value-type="string">
            <text:p text:style-name="Default_5f_nt2">Return</text:p>
          </table:table-cell>
          <table:table-cell table:style-name="Table35.A1" table:number-columns-spanned="4" office:value-type="string">
            <text:p text:style-name="Standard">The query command returns the set output current waveform <text:span text:style-name="T7">frequency.</text:span></text:p>
          </table:table-cell>
          <table:covered-table-cell/>
          <table:covered-table-cell/>
          <table:covered-table-cell/>
        </table:table-row>
        <table:table-row>
          <table:table-cell table:style-name="Table35.A1" office:value-type="string">
            <text:p text:style-name="Default_5f_nt2"><text:span text:style-name="T5">Usage</text:span><text:span text:style-name="T6"> </text:span><text:span text:style-name="T5">example</text:span></text:p>
          </table:table-cell>
          <table:table-cell table:style-name="Table35.A1" table:number-columns-spanned="4" office:value-type="string">
            <text:p text:style-name="cmd_5f_code">SOUR:CURR:FUNC:<text:span text:style-name="T10">FREQ</text:span> 10</text:p>
          </table:table-cell>
          <table:covered-table-cell/>
          <table:covered-table-cell/>
          <table:covered-table-cell/>
        </table:table-row>
        <table:table-row>
          <table:table-cell table:style-name="Table35.A1" office:value-type="string">
            <text:p text:style-name="Default_5f_nt2">Related Commands</text:p>
          </table:table-cell>
          <table:table-cell table:style-name="Table35.A1" table:number-columns-spanned="4" office:value-type="string">
            <text:p text:style-name="Standard">SOURce:<text:span text:style-name="T7">VOLTage</text:span>:FUNCtion:<text:span text:style-name="T7">FREQuency</text:span></text:p>
          </table:table-cell>
          <table:covered-table-cell/>
          <table:covered-table-cell/>
          <table:covered-table-cell/>
        </table:table-row>
      </table:table>
      <text:list xml:id="list932496797" text:continue-numbering="true" text:style-name="Outline">
        <text:list-item>
          <text:list>
            <text:list-item>
              <text:list>
                <text:list-item>
                  <text:h text:style-name="Heading_20_3" text:outline-level="3"><text:bookmark text:name="sour_curr_func_mio_offs"/><text:span text:style-name="T1">SOURce:</text:span>CURRent:<text:span text:style-name="T1">FUNCtion:OFFSet {&lt;offset&gt;}</text:span></text:h>
                </text:list-item>
              </text:list>
            </text:list-item>
          </text:list>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Default_5f_nt2">Syntax</text:p>
          </table:table-cell>
          <table:table-cell table:style-name="Table36.A1" table:number-columns-spanned="4" office:value-type="string">
            <text:p text:style-name="cmd_5f_root">SOURce:CURRent:FUNCtion:OFFSet {&lt;offset&gt;}</text:p>
            <text:p text:style-name="cmd_5f_root">SOURce:CURRent:FUNCtion:OFFSet?</text:p>
          </table:table-cell>
          <table:covered-table-cell/>
          <table:covered-table-cell/>
          <table:covered-table-cell/>
        </table:table-row>
        <table:table-row>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36.A1" office:value-type="string">
            <text:p text:style-name="Default_5f_nt2">Description</text:p>
          </table:table-cell>
          <table:table-cell table:style-name="Table36.A1" table:number-columns-spanned="4" office:value-type="string">
            <text:p text:style-name="Standard">Use this command to set the output current waveform <text:span text:style-name="T7">offset in amper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6.A1" table:number-rows-spanned="2" office:value-type="string">
            <text:p text:style-name="Default_5f_nt2">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covered-table-cell/>
          <table:table-cell table:style-name="Table36.A1" office:value-type="string">
            <text:p text:style-name="Standard">&lt;offset&gt;</text:p>
          </table:table-cell>
          <table:table-cell table:style-name="Table36.A1" office:value-type="string">
            <text:p text:style-name="P7">NR2</text:p>
          </table:table-cell>
          <table:table-cell table:style-name="Table36.A1" office:value-type="string">
            <text:p text:style-name="P4">MINimum to MAXimum of the selected resource</text:p>
          </table:table-cell>
          <table:table-cell table:style-name="Table36.A1" office:value-type="string">
            <text:p text:style-name="P5">–</text:p>
          </table:table-cell>
        </table:table-row>
        <table:table-row>
          <table:table-cell table:style-name="Table36.A1" office:value-type="string">
            <text:p text:style-name="Default_5f_nt2">Return</text:p>
          </table:table-cell>
          <table:table-cell table:style-name="Table36.A1" table:number-columns-spanned="4" office:value-type="string">
            <text:p text:style-name="Standard">The query command returns the set output current waveform <text:span text:style-name="T7">offset.</text:span></text:p>
          </table:table-cell>
          <table:covered-table-cell/>
          <table:covered-table-cell/>
          <table:covered-table-cell/>
        </table:table-row>
        <table:table-row>
          <table:table-cell table:style-name="Table36.A1" office:value-type="string">
            <text:p text:style-name="Default_5f_nt2"><text:span text:style-name="T5">Usage</text:span><text:span text:style-name="T6"> </text:span><text:span text:style-name="T5">example</text:span></text:p>
          </table:table-cell>
          <table:table-cell table:style-name="Table36.A1" table:number-columns-spanned="4" office:value-type="string">
            <text:p text:style-name="cmd_5f_code">SOUR:CURR:FUNC:<text:span text:style-name="T10">OFFS</text:span> 1.2</text:p>
          </table:table-cell>
          <table:covered-table-cell/>
          <table:covered-table-cell/>
          <table:covered-table-cell/>
        </table:table-row>
        <table:table-row>
          <table:table-cell table:style-name="Table36.A1" office:value-type="string">
            <text:p text:style-name="Default_5f_nt2">Related Commands</text:p>
          </table:table-cell>
          <table:table-cell table:style-name="Table36.A1" table:number-columns-spanned="4" office:value-type="string">
            <text:p text:style-name="Standard">SOURce:<text:span text:style-name="T7">VOLTage</text:span>:FUNCtion:<text:span text:style-name="T7">OFFSet</text:span></text:p>
          </table:table-cell>
          <table:covered-table-cell/>
          <table:covered-table-cell/>
          <table:covered-table-cell/>
        </table:table-row>
      </table:table>
      <text:list xml:id="list1916927594" text:continue-numbering="true" text:style-name="Outline">
        <text:list-item>
          <text:list>
            <text:list-item>
              <text:list>
                <text:list-item>
                  <text:h text:style-name="Heading_20_3" text:outline-level="3"><text:bookmark text:name="sour_curr_func_mio_phas"/><text:span text:style-name="T1">SOURce:</text:span>CURRent:<text:span text:style-name="T1">FUNCtion:PHASeshift {&lt;phase&gt;}</text:span></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Default_5f_nt2">Syntax</text:p>
          </table:table-cell>
          <table:table-cell table:style-name="Table37.A1" table:number-columns-spanned="4" office:value-type="string">
            <text:p text:style-name="cmd_5f_root">SOURce:CURRent:FUNCtion:PHASeshift {&lt;phase&gt;}</text:p>
            <text:p text:style-name="cmd_5f_root">SOURce:CURRent:FUNCtion:PHASeshift?</text:p>
          </table:table-cell>
          <table:covered-table-cell/>
          <table:covered-table-cell/>
          <table:covered-table-cell/>
        </table:table-row>
        <table:table-row>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37.A1" office:value-type="string">
            <text:p text:style-name="Default_5f_nt2">Description</text:p>
          </table:table-cell>
          <table:table-cell table:style-name="Table37.A1" table:number-columns-spanned="4" office:value-type="string">
            <text:p text:style-name="Standard">Use this command to set the output current waveform <text:span text:style-name="T7">phase shift in degre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7.A1" table:number-rows-spanned="2" office:value-type="string">
            <text:p text:style-name="Default_5f_nt2">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covered-table-cell/>
          <table:table-cell table:style-name="Table37.A1" office:value-type="string">
            <text:p text:style-name="Standard">&lt;phase&gt;</text:p>
          </table:table-cell>
          <table:table-cell table:style-name="Table37.A1" office:value-type="string">
            <text:p text:style-name="P7">NR2</text:p>
          </table:table-cell>
          <table:table-cell table:style-name="Table37.A1" office:value-type="string">
            <text:p text:style-name="P5">0 – 360</text:p>
          </table:table-cell>
          <table:table-cell table:style-name="Table37.A1" office:value-type="string">
            <text:p text:style-name="P5">0</text:p>
          </table:table-cell>
        </table:table-row>
        <table:table-row>
          <table:table-cell table:style-name="Table37.A1" office:value-type="string">
            <text:p text:style-name="Default_5f_nt2">Return</text:p>
          </table:table-cell>
          <table:table-cell table:style-name="Table37.A1" table:number-columns-spanned="4" office:value-type="string">
            <text:p text:style-name="Standard">The query command returns the set output current waveform <text:span text:style-name="T7">phase shift.</text:span></text:p>
          </table:table-cell>
          <table:covered-table-cell/>
          <table:covered-table-cell/>
          <table:covered-table-cell/>
        </table:table-row>
        <table:table-row>
          <table:table-cell table:style-name="Table37.A1" office:value-type="string">
            <text:p text:style-name="Default_5f_nt2"><text:span text:style-name="T5">Usage</text:span><text:span text:style-name="T6"> </text:span><text:span text:style-name="T5">example</text:span></text:p>
          </table:table-cell>
          <table:table-cell table:style-name="Table37.A1" table:number-columns-spanned="4" office:value-type="string">
            <text:p text:style-name="cmd_5f_code">SOUR:CURR:FUNC:<text:span text:style-name="T10">PHAS</text:span> 180</text:p>
          </table:table-cell>
          <table:covered-table-cell/>
          <table:covered-table-cell/>
          <table:covered-table-cell/>
        </table:table-row>
        <table:table-row>
          <table:table-cell table:style-name="Table37.A1" office:value-type="string">
            <text:p text:style-name="Default_5f_nt2">Related Commands</text:p>
          </table:table-cell>
          <table:table-cell table:style-name="Table37.A1" table:number-columns-spanned="4" office:value-type="string">
            <text:p text:style-name="Standard">SOURce:<text:span text:style-name="T7">VOLTage</text:span>:FUNCtion:<text:span text:style-name="T7">PHASeshift</text:span></text:p>
          </table:table-cell>
          <table:covered-table-cell/>
          <table:covered-table-cell/>
          <table:covered-table-cell/>
        </table:table-row>
      </table:table>
      <text:list xml:id="list630819776" text:continue-numbering="true" text:style-name="Outline">
        <text:list-item>
          <text:list>
            <text:list-item>
              <text:list>
                <text:list-item>
                  <text:h text:style-name="Heading_20_3" text:outline-level="3"><text:bookmark text:name="sour_curr_func_mio_shap"/><text:span text:style-name="T1">SOURce:</text:span>CURRent:<text:span text:style-name="T1">FUNCtion:SHAPe {&lt;waveform&gt;}</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OURce:CURRent:FUNCtion:SHAPe {&lt;waveform&gt;}</text:p>
            <text:p text:style-name="cmd_5f_root">SOURce:CURRent:FUNCtion:SHAPe?</text:p>
          </table:table-cell>
          <table:covered-table-cell/>
          <table:covered-table-cell/>
          <table:covered-table-cell/>
        </table:table-row>
        <table:table-row>
          <table:table-cell table:style-name="Table38.A1" office:value-type="string">
            <text:p text:style-name="Default_5f_nt2">Modules</text:p>
          </table:table-cell>
          <table:table-cell table:style-name="Table38.A1" table:number-columns-spanned="4" office:value-type="string">
            <text:p text:style-name="Standard"><text:span text:style-name="DCP405"><text:span text:style-name="T14"> MIO </text:span></text:span></text:p>
          </table:table-cell>
          <table:covered-table-cell/>
          <table:covered-table-cell/>
          <table:covered-table-cell/>
        </table:table-row>
        <text:soft-page-break/>
        <table:table-row>
          <table:table-cell table:style-name="Table38.A1" office:value-type="string">
            <text:p text:style-name="Default_5f_nt2">Description</text:p>
          </table:table-cell>
          <table:table-cell table:style-name="Table38.A1" table:number-columns-spanned="4" office:value-type="string">
            <text:p text:style-name="Standard">Use this command to set the output current waveform type<text:span text:style-name="T7">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8.A1" table:number-rows-spanned="2" office:value-type="string">
            <text:p text:style-name="Default_5f_nt2">Parameters</text:p>
          </table:table-cell>
          <table:table-cell table:style-name="Table38.B4" office:value-type="string">
            <text:p text:style-name="P3">Name</text:p>
          </table:table-cell>
          <table:table-cell table:style-name="Table38.B4" office:value-type="string">
            <text:p text:style-name="P3">Type</text:p>
          </table:table-cell>
          <table:table-cell table:style-name="Table38.B4" office:value-type="string">
            <text:p text:style-name="P3">Range</text:p>
          </table:table-cell>
          <table:table-cell table:style-name="Table38.B4" office:value-type="string">
            <text:p text:style-name="P3">Default</text:p>
          </table:table-cell>
        </table:table-row>
        <table:table-row>
          <table:covered-table-cell/>
          <table:table-cell table:style-name="Table38.A1" office:value-type="string">
            <text:p text:style-name="Standard">&lt;waveform&gt;</text:p>
          </table:table-cell>
          <table:table-cell table:style-name="Table38.A1" office:value-type="string">
            <text:p text:style-name="P5">Discrete</text:p>
          </table:table-cell>
          <table:table-cell table:style-name="Table38.A1" office:value-type="string">
            <text:p text:style-name="P4">DC|SINe|HALFrectified|FULLrectified|TRIangle|SQUare|PULSe|SAWTooth</text:p>
          </table:table-cell>
          <table:table-cell table:style-name="Table38.A1" office:value-type="string">
            <text:p text:style-name="P5">DC</text:p>
          </table:table-cell>
        </table:table-row>
        <table:table-row>
          <table:table-cell table:style-name="Table38.A1" office:value-type="string">
            <text:p text:style-name="Default_5f_nt2">Return</text:p>
          </table:table-cell>
          <table:table-cell table:style-name="Table38.A1" table:number-columns-spanned="4" office:value-type="string">
            <text:p text:style-name="Standard">The query command returns the set output current waveform type<text:span text:style-name="T7"> as a quoted string.</text:span></text:p>
          </table:table-cell>
          <table:covered-table-cell/>
          <table:covered-table-cell/>
          <table:covered-table-cell/>
        </table:table-row>
        <table:table-row>
          <table:table-cell table:style-name="Table38.A1" office:value-type="string">
            <text:p text:style-name="Default_5f_nt2"><text:span text:style-name="T5">Usage</text:span><text:span text:style-name="T6"> </text:span><text:span text:style-name="T5">example</text:span></text:p>
          </table:table-cell>
          <table:table-cell table:style-name="Table38.A1" table:number-columns-spanned="4" office:value-type="string">
            <text:p text:style-name="cmd_5f_code">SOUR:CURR:FUNC:<text:span text:style-name="T10">SHAP</text:span> FULL</text:p>
            <text:p text:style-name="cmd_5f_code">SOUR:CURR:FULL:SHAP?</text:p>
            <text:p text:style-name="cmd_5f_code_20_Start">"FULL"</text:p>
          </table:table-cell>
          <table:covered-table-cell/>
          <table:covered-table-cell/>
          <table:covered-table-cell/>
        </table:table-row>
        <table:table-row>
          <table:table-cell table:style-name="Table38.A1" office:value-type="string">
            <text:p text:style-name="Default_5f_nt2">Related Commands</text:p>
          </table:table-cell>
          <table:table-cell table:style-name="Table38.A1" table:number-columns-spanned="4" office:value-type="string">
            <text:p text:style-name="Standard">SOURce:<text:span text:style-name="T7">VOLTage</text:span>:FUNCtion:<text:span text:style-name="T7">SHAPe</text:span></text:p>
          </table:table-cell>
          <table:covered-table-cell/>
          <table:covered-table-cell/>
          <table:covered-table-cell/>
        </table:table-row>
      </table:table>
      <text:list xml:id="list630055625" text:continue-numbering="true" text:style-name="Outline">
        <text:list-item>
          <text:list>
            <text:list-item>
              <text:list>
                <text:list-item>
                  <text:h text:style-name="Heading_20_3" text:outline-level="3"><text:bookmark text:name="sour_digi_func_duty"/><text:span text:style-name="T1">SOURce:DIGital[:OUTPut]</text:span>:<text:span text:style-name="T1">FUNCtion:DUTY {&lt;duty&gt;}</text:span></text:h>
                </text:list-item>
              </text:list>
            </text:list-item>
          </text:list>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Default_5f_nt2">Syntax</text:p>
          </table:table-cell>
          <table:table-cell table:style-name="Table39.A1" table:number-columns-spanned="4" office:value-type="string">
            <text:p text:style-name="cmd_5f_root">SOURce:DIGital[:OUTPut]:FUNCtion:DUTY {&lt;duty&gt;}</text:p>
            <text:p text:style-name="cmd_5f_root">[SOURce:DIGital[:OUTPut]:FUNCtion:DUTY?</text:p>
          </table:table-cell>
          <table:covered-table-cell/>
          <table:covered-table-cell/>
          <table:covered-table-cell/>
        </table:table-row>
        <table:table-row>
          <table:table-cell table:style-name="Table39.A1" office:value-type="string">
            <text:p text:style-name="Default_5f_nt2">Modules</text:p>
          </table:table-cell>
          <table:table-cell table:style-name="Table39.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Use this command to set the digital output <text:span text:style-name="T7">voltage</text:span> waveform <text:span text:style-name="T7">duty cycle</text:span> in percentages when the trigger mode is set to the function generator. </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covered-table-cell/>
          <table:table-cell table:style-name="Table39.A1" office:value-type="string">
            <text:p text:style-name="Standard">&lt;duty&gt;</text:p>
          </table:table-cell>
          <table:table-cell table:style-name="Table39.A1" office:value-type="string">
            <text:p text:style-name="P5">NR1</text:p>
          </table:table-cell>
          <table:table-cell table:style-name="Table39.A1" office:value-type="string">
            <text:p text:style-name="P5">0 – 100</text:p>
          </table:table-cell>
          <table:table-cell table:style-name="Table39.A1" office:value-type="string">
            <text:p text:style-name="P5">25</text:p>
          </table:table-cell>
        </table:table-row>
        <table:table-row>
          <table:table-cell table:style-name="Table39.A1" office:value-type="string">
            <text:p text:style-name="Default_5f_nt2">Return</text:p>
          </table:table-cell>
          <table:table-cell table:style-name="Table39.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39.A1" office:value-type="string">
            <text:p text:style-name="Default_5f_nt2"><text:span text:style-name="T5">Usage</text:span><text:span text:style-name="T6"> </text:span><text:span text:style-name="T5">example</text:span></text:p>
          </table:table-cell>
          <table:table-cell table:style-name="Table39.A1" table:number-columns-spanned="4" office:value-type="string">
            <text:p text:style-name="cmd_5f_code"><text:span text:style-name="T10">SOUR:DIG</text:span>:FUNC:<text:span text:style-name="T10">DUTY</text:span> 10</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6">SOURce:VOLTage:FUNCtion:DUTY</text:p>
          </table:table-cell>
          <table:covered-table-cell/>
          <table:covered-table-cell/>
          <table:covered-table-cell/>
        </table:table-row>
      </table:table>
      <text:list xml:id="list645898041" text:continue-numbering="true" text:style-name="Outline">
        <text:list-item>
          <text:list>
            <text:list-item>
              <text:list>
                <text:list-item>
                  <text:h text:style-name="P18" text:outline-level="3"><text:bookmark text:name="sour_digi_func_freq"/>SOURce:DIGital[:OUTPut]:FUNCtion:FREQuency {&lt;frequency&gt;}</text:h>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Default_5f_nt2">Syntax</text:p>
          </table:table-cell>
          <table:table-cell table:style-name="Table40.A1" table:number-columns-spanned="4" office:value-type="string">
            <text:p text:style-name="cmd_5f_root">SOURce:DIGital[:OUTPut]:FUNCtion:FREQuency {&lt;frequency&gt;}</text:p>
            <text:p text:style-name="cmd_5f_root">SOURce:DIGital[:OUTPut]:FUNCtion:FREQuency?</text:p>
          </table:table-cell>
          <table:covered-table-cell/>
          <table:covered-table-cell/>
          <table:covered-table-cell/>
        </table:table-row>
        <table:table-row>
          <table:table-cell table:style-name="Table40.A1" office:value-type="string">
            <text:p text:style-name="Default_5f_nt2">Modules</text:p>
          </table:table-cell>
          <table:table-cell table:style-name="Table40.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Standard">Use this command to set the digital output <text:span text:style-name="T7">voltage</text:span> waveform <text:span text:style-name="T7">frequency in Hertz when</text:span> the trigger mode is set to the function generator. </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4" office:value-type="string">
            <text:p text:style-name="P3">Name</text:p>
          </table:table-cell>
          <table:table-cell table:style-name="Table40.B4" office:value-type="string">
            <text:p text:style-name="P3">Type</text:p>
          </table:table-cell>
          <table:table-cell table:style-name="Table40.B4" office:value-type="string">
            <text:p text:style-name="P3">Range</text:p>
          </table:table-cell>
          <table:table-cell table:style-name="Table40.B4" office:value-type="string">
            <text:p text:style-name="P3">Default</text:p>
          </table:table-cell>
        </table:table-row>
        <table:table-row>
          <table:covered-table-cell/>
          <table:table-cell table:style-name="Table40.A1" office:value-type="string">
            <text:p text:style-name="Standard">&lt;frequency&gt;</text:p>
          </table:table-cell>
          <table:table-cell table:style-name="Table40.A1" office:value-type="string">
            <text:p text:style-name="P7">NR2</text:p>
          </table:table-cell>
          <table:table-cell table:style-name="Table40.A1" office:value-type="string">
            <text:p text:style-name="P4">0 to MAXimum of the selected resource</text:p>
          </table:table-cell>
          <table:table-cell table:style-name="Table40.A1" office:value-type="string">
            <text:p text:style-name="P5">–</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40.A1" office:value-type="string">
            <text:p text:style-name="Default_5f_nt2"><text:span text:style-name="T5">Usage</text:span><text:span text:style-name="T6"> </text:span><text:span text:style-name="T5">example</text:span></text:p>
          </table:table-cell>
          <table:table-cell table:style-name="Table40.A1" table:number-columns-spanned="4" office:value-type="string">
            <text:p text:style-name="cmd_5f_code"><text:span text:style-name="T10">SOUR:DIG</text:span>:FUNC:<text:span text:style-name="T10">FREQ</text:span> 4000</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6">SOURce:VOLTage:FUNCtion:FREQuency</text:p>
          </table:table-cell>
          <table:covered-table-cell/>
          <table:covered-table-cell/>
          <table:covered-table-cell/>
        </table:table-row>
      </table:table>
      <text:list xml:id="list1432110168" text:continue-numbering="true" text:style-name="Outline">
        <text:list-item>
          <text:list>
            <text:list-item>
              <text:list>
                <text:list-item>
                  <text:h text:style-name="P18" text:outline-level="3"><text:bookmark text:name="sour_digi_func_phas"/><text:bookmark text:name="sour_digi_func_shap"/>SOURce:DIGital[:OUTPut]:FUNCtion:PHASeshift {&lt;phase&gt;}</text:h>
                </text:list-item>
              </text:list>
            </text:list-item>
          </text:list>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Default_5f_nt2">Syntax</text:p>
          </table:table-cell>
          <table:table-cell table:style-name="Table41.A1" table:number-columns-spanned="4" office:value-type="string">
            <text:p text:style-name="cmd_5f_root">SOURce:DIGital[:OUTPut]:FUNCtion:PHASeshift {&lt;phase&gt;}</text:p>
            <text:p text:style-name="cmd_5f_root">SOURce:DIGital[:OUTPut]:FUNCtion:PHASeshift?</text:p>
          </table:table-cell>
          <table:covered-table-cell/>
          <table:covered-table-cell/>
          <table:covered-table-cell/>
        </table:table-row>
        <table:table-row>
          <table:table-cell table:style-name="Table41.A1" office:value-type="string">
            <text:p text:style-name="Default_5f_nt2">Modules</text:p>
          </table:table-cell>
          <table:table-cell table:style-name="Table41.A1" table:number-columns-spanned="4" office:value-type="string">
            <text:p text:style-name="Standard"><text:span text:style-name="DCP405"><text:span text:style-name="T14"> MIO </text:span></text:span></text:p>
          </table:table-cell>
          <table:covered-table-cell/>
          <table:covered-table-cell/>
          <table:covered-table-cell/>
        </table:table-row>
        <text:soft-page-break/>
        <table:table-row>
          <table:table-cell table:style-name="Table41.A1" office:value-type="string">
            <text:p text:style-name="Default_5f_nt2">Description</text:p>
          </table:table-cell>
          <table:table-cell table:style-name="Table41.A1" table:number-columns-spanned="4" office:value-type="string">
            <text:p text:style-name="Standard">Use this command to set the digital output <text:span text:style-name="T7">voltage</text:span> waveform <text:span text:style-name="T7">phase shift in degrees when</text:span> the trigger mode is set to the function generator. </text:p>
          </table:table-cell>
          <table:covered-table-cell/>
          <table:covered-table-cell/>
          <table:covered-table-cell/>
        </table:table-row>
        <table:table-row>
          <table:table-cell table:style-name="Table41.A1" table:number-rows-spanned="2" office:value-type="string">
            <text:p text:style-name="Default_5f_nt2">Parameters</text:p>
          </table:table-cell>
          <table:table-cell table:style-name="Table41.B4" office:value-type="string">
            <text:p text:style-name="P3">Name</text:p>
          </table:table-cell>
          <table:table-cell table:style-name="Table41.B4" office:value-type="string">
            <text:p text:style-name="P3">Type</text:p>
          </table:table-cell>
          <table:table-cell table:style-name="Table41.B4" office:value-type="string">
            <text:p text:style-name="P3">Range</text:p>
          </table:table-cell>
          <table:table-cell table:style-name="Table41.B4" office:value-type="string">
            <text:p text:style-name="P3">Default</text:p>
          </table:table-cell>
        </table:table-row>
        <table:table-row>
          <table:covered-table-cell/>
          <table:table-cell table:style-name="Table41.A1" office:value-type="string">
            <text:p text:style-name="Standard">&lt;phase&gt;</text:p>
          </table:table-cell>
          <table:table-cell table:style-name="Table41.A1" office:value-type="string">
            <text:p text:style-name="P7">NR2</text:p>
          </table:table-cell>
          <table:table-cell table:style-name="Table41.A1" office:value-type="string">
            <text:p text:style-name="P5">0 – 360</text:p>
          </table:table-cell>
          <table:table-cell table:style-name="Table41.A1" office:value-type="string">
            <text:p text:style-name="P5">0</text:p>
          </table:table-cell>
        </table:table-row>
        <table:table-row>
          <table:table-cell table:style-name="Table41.A1" office:value-type="string">
            <text:p text:style-name="Default_5f_nt2">Return</text:p>
          </table:table-cell>
          <table:table-cell table:style-name="Table41.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41.A1" office:value-type="string">
            <text:p text:style-name="Default_5f_nt2"><text:span text:style-name="T5">Usage</text:span><text:span text:style-name="T6"> </text:span><text:span text:style-name="T5">example</text:span></text:p>
          </table:table-cell>
          <table:table-cell table:style-name="Table41.A1" table:number-columns-spanned="4" office:value-type="string">
            <text:p text:style-name="cmd_5f_code"><text:span text:style-name="T10">SOUR:DIG</text:span>:FUNC:<text:span text:style-name="T10">PHAS</text:span> 90</text:p>
          </table:table-cell>
          <table:covered-table-cell/>
          <table:covered-table-cell/>
          <table:covered-table-cell/>
        </table:table-row>
        <table:table-row>
          <table:table-cell table:style-name="Table41.A1" office:value-type="string">
            <text:p text:style-name="Default_5f_nt2">Related Commands</text:p>
          </table:table-cell>
          <table:table-cell table:style-name="Table41.A1" table:number-columns-spanned="4" office:value-type="string">
            <text:p text:style-name="P6">SOURce:VOLTage:FUNCtion:PHASeshift</text:p>
          </table:table-cell>
          <table:covered-table-cell/>
          <table:covered-table-cell/>
          <table:covered-table-cell/>
        </table:table-row>
      </table:table>
      <text:list xml:id="list1080341712" text:continue-numbering="true" text:style-name="Outline">
        <text:list-item>
          <text:list>
            <text:list-item>
              <text:list>
                <text:list-item>
                  <text:h text:style-name="P18" text:outline-level="3">SOURce:DIGital[:OUTPut]:FUNCtion:SHAPe {&lt;waveform&gt;}</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OURce:DIGital[:OUTPut]:FUNCtion:SHAPe {&lt;waveform&gt;}</text:p>
            <text:p text:style-name="cmd_5f_root">SOURce:DIGital[:OUTPut]:FUNCtion:SHAPe?</text:p>
          </table:table-cell>
          <table:covered-table-cell/>
          <table:covered-table-cell/>
          <table:covered-table-cell/>
        </table:table-row>
        <table:table-row>
          <table:table-cell table:style-name="Table42.A1" office:value-type="string">
            <text:p text:style-name="Default_5f_nt2">Modules</text:p>
          </table:table-cell>
          <table:table-cell table:style-name="Table42.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Standard">Use this command to set the digital output voltage waveform type<text:span text:style-name="T7"> when</text:span> the trigger mode is set to the function generator. </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4" office:value-type="string">
            <text:p text:style-name="P3">Name</text:p>
          </table:table-cell>
          <table:table-cell table:style-name="Table42.B4" office:value-type="string">
            <text:p text:style-name="P3">Type</text:p>
          </table:table-cell>
          <table:table-cell table:style-name="Table42.B4" office:value-type="string">
            <text:p text:style-name="P3">Range</text:p>
          </table:table-cell>
          <table:table-cell table:style-name="Table42.B4" office:value-type="string">
            <text:p text:style-name="P3">Default</text:p>
          </table:table-cell>
        </table:table-row>
        <table:table-row>
          <table:covered-table-cell/>
          <table:table-cell table:style-name="Table42.A1" office:value-type="string">
            <text:p text:style-name="Standard">&lt;waveform&gt;</text:p>
          </table:table-cell>
          <table:table-cell table:style-name="Table42.A1" office:value-type="string">
            <text:p text:style-name="P5">Discrete</text:p>
          </table:table-cell>
          <table:table-cell table:style-name="Table42.A1" office:value-type="string">
            <text:p text:style-name="P4">DC|SQUare|PULSe</text:p>
          </table:table-cell>
          <table:table-cell table:style-name="Table42.A1" office:value-type="string">
            <text:p text:style-name="P5">DC</text:p>
          </table:table-cell>
        </table:table-row>
        <table:table-row>
          <table:table-cell table:style-name="Table42.A1" office:value-type="string">
            <text:p text:style-name="Default_5f_nt2">Return</text:p>
          </table:table-cell>
          <table:table-cell table:style-name="Table42.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42.A1" office:value-type="string">
            <text:p text:style-name="Default_5f_nt2"><text:span text:style-name="T5">Usage</text:span><text:span text:style-name="T6"> </text:span><text:span text:style-name="T5">example</text:span></text:p>
          </table:table-cell>
          <table:table-cell table:style-name="Table42.A1" table:number-columns-spanned="4" office:value-type="string">
            <text:p text:style-name="cmd_5f_code"><text:span text:style-name="T10">SOUR:DIG</text:span>:FUNC:<text:span text:style-name="T10">SHAP</text:span> PULS</text:p>
          </table:table-cell>
          <table:covered-table-cell/>
          <table:covered-table-cell/>
          <table:covered-table-cell/>
        </table:table-row>
        <table:table-row>
          <table:table-cell table:style-name="Table42.A1" office:value-type="string">
            <text:p text:style-name="Default_5f_nt2">Related Commands</text:p>
          </table:table-cell>
          <table:table-cell table:style-name="Table42.A1" table:number-columns-spanned="4" office:value-type="string">
            <text:p text:style-name="P6">SOURce:VOLTage:FUNCtion:SHAPe</text:p>
          </table:table-cell>
          <table:covered-table-cell/>
          <table:covered-table-cell/>
          <table:covered-table-cell/>
        </table:table-row>
      </table:table>
      <text:list xml:id="list867233302" text:continue-numbering="true" text:style-name="Outline">
        <text:list-item>
          <text:list>
            <text:list-item>
              <text:list>
                <text:list-item>
                  <text:h text:style-name="Heading_20_3" text:outline-level="3"><text:bookmark text:name="sour_digi_mode"/>SOURce:DIGital[:OUTPut]:MODE</text:h>
                </text:list-item>
              </text:list>
            </text:list-item>
          </text:list>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Default_5f_nt2">Syntax</text:p>
          </table:table-cell>
          <table:table-cell table:style-name="Table43.A1" table:number-columns-spanned="4" office:value-type="string">
            <text:p text:style-name="cmd_5f_root"><text:span text:style-name="T8">SOURce:DIGital[:OUTPut]:</text:span>MODE {&lt;mode&gt;}</text:p>
            <text:p text:style-name="cmd_5f_root">SOURce:DIGital[:OUTPut]:MODE?</text:p>
          </table:table-cell>
          <table:covered-table-cell/>
          <table:covered-table-cell/>
          <table:covered-table-cell/>
        </table:table-row>
        <table:table-row>
          <table:table-cell table:style-name="Table43.A1" office:value-type="string">
            <text:p text:style-name="Default_5f_nt2">Modules</text:p>
          </table:table-cell>
          <table:table-cell table:style-name="Table43.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43.A1" office:value-type="string">
            <text:p text:style-name="Default_5f_nt2">Description</text:p>
          </table:table-cell>
          <table:table-cell table:style-name="Table43.A1" table:number-columns-spanned="4" office:value-type="string">
            <text:p text:style-name="Standard">This command determines what happens to the digital output when the transient system is initiated and triggered:</text:p>
            <text:list xml:id="list1970297005" text:continue-list="list1887351319"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43.A1" table:number-rows-spanned="2" office:value-type="string">
            <text:p text:style-name="Default_5f_nt2">Parameters</text:p>
          </table:table-cell>
          <table:table-cell table:style-name="Table43.B4" office:value-type="string">
            <text:p text:style-name="P3">Name</text:p>
          </table:table-cell>
          <table:table-cell table:style-name="Table43.B4" office:value-type="string">
            <text:p text:style-name="P3">Type</text:p>
          </table:table-cell>
          <table:table-cell table:style-name="Table43.B4" office:value-type="string">
            <text:p text:style-name="P3">Range</text:p>
          </table:table-cell>
          <table:table-cell table:style-name="Table43.B4" office:value-type="string">
            <text:p text:style-name="P3">Default</text:p>
          </table:table-cell>
        </table:table-row>
        <table:table-row>
          <table:covered-table-cell/>
          <table:table-cell table:style-name="Table43.A1" office:value-type="string">
            <text:p text:style-name="Standard">&lt;mode&gt;</text:p>
          </table:table-cell>
          <table:table-cell table:style-name="Table43.A1" office:value-type="string">
            <text:p text:style-name="P5">Discrete</text:p>
          </table:table-cell>
          <table:table-cell table:style-name="Table43.A1" office:value-type="string">
            <text:p text:style-name="P4">FIXed|FUNCgen</text:p>
          </table:table-cell>
          <table:table-cell table:style-name="Table43.A1" office:value-type="string">
            <text:p text:style-name="P5">FIXed</text:p>
          </table:table-cell>
        </table:table-row>
        <table:table-row>
          <table:table-cell table:style-name="Table43.A1" office:value-type="string">
            <text:p text:style-name="Default_5f_nt2">Return</text:p>
          </table:table-cell>
          <table:table-cell table:style-name="Table43.A1" table:number-columns-spanned="4" office:value-type="string">
            <text:p text:style-name="Standard">The query command returns the mode of the currently selected digital output.</text:p>
          </table:table-cell>
          <table:covered-table-cell/>
          <table:covered-table-cell/>
          <table:covered-table-cell/>
        </table:table-row>
        <table:table-row>
          <table:table-cell table:style-name="Table43.A1" office:value-type="string">
            <text:p text:style-name="Default_5f_nt2"><text:span text:style-name="T5">Usage</text:span><text:span text:style-name="T6"> </text:span><text:span text:style-name="T5">example</text:span></text:p>
          </table:table-cell>
          <table:table-cell table:style-name="Table43.A1" table:number-columns-spanned="4" office:value-type="string">
            <text:p text:style-name="cmd_5f_code">INST (@301)</text:p>
            <text:p text:style-name="cmd_5f_code">SOUR:DIG:MODE?</text:p>
            <text:p text:style-name="cmd_5f_code_20_Start">FIX</text:p>
          </table:table-cell>
          <table:covered-table-cell/>
          <table:covered-table-cell/>
          <table:covered-table-cell/>
        </table:table-row>
      </table:table>
      <text:list xml:id="list1875800184" text:continue-list="list867233302" text:style-name="Outline">
        <text:list-item>
          <text:list>
            <text:list-item>
              <text:list>
                <text:list-item>
                  <text:h text:style-name="Heading_20_3" text:outline-level="3"><text:bookmark text:name="sour_dig_data"/>SOURce:DIGital:DATA</text:h>
                </text:list-item>
              </text:list>
            </text:list-item>
          </text:list>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Default_5f_nt2">Syntax</text:p>
          </table:table-cell>
          <table:table-cell table:style-name="Table45.A1" table:number-columns-spanned="4" office:value-type="string">
            <text:p text:style-name="cmd_5f_root"><text:span text:style-name="T8">SOURce:DIGital:DATA[:BYTE] {&lt;value&gt;}</text:span></text:p>
            <text:p text:style-name="cmd_5f_root"><text:span text:style-name="T8">SOURce:DIGital:DATA[:BYTE]</text:span>?</text:p>
          </table:table-cell>
          <table:covered-table-cell/>
          <table:covered-table-cell/>
          <table:covered-table-cell/>
        </table:table-row>
        <table:table-row>
          <table:table-cell table:style-name="Table45.A1" office:value-type="string">
            <text:p text:style-name="Default_5f_nt2">Modules</text:p>
          </table:table-cell>
          <table:table-cell table:style-name="Table45.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45.A1" office:value-type="string">
            <text:p text:style-name="Default_5f_nt2">Description</text:p>
          </table:table-cell>
          <table:table-cell table:style-name="Table45.A1" table:number-columns-spanned="4" office:value-type="string">
            <text:p text:style-name="P20">Use this command to set output states of the digital output channel on the MIO168. Value is <text:span text:style-name="T3">binary-weighted decimal representing the bits, for example if we want to set bit </text:span><text:soft-page-break/><text:span text:style-name="T3">1,2 and 8, set value has to be 1+2+128=131. </text:span></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4" office:value-type="string">
            <text:p text:style-name="P3">Name</text:p>
          </table:table-cell>
          <table:table-cell table:style-name="Table45.B4" office:value-type="string">
            <text:p text:style-name="P3">Type</text:p>
          </table:table-cell>
          <table:table-cell table:style-name="Table45.B4" office:value-type="string">
            <text:p text:style-name="P3">Range</text:p>
          </table:table-cell>
          <table:table-cell table:style-name="Table45.B4" office:value-type="string">
            <text:p text:style-name="P3">Default</text:p>
          </table:table-cell>
        </table:table-row>
        <table:table-row>
          <table:covered-table-cell/>
          <table:table-cell table:style-name="Table45.A1" office:value-type="string">
            <text:p text:style-name="Standard">&lt;value&gt;</text:p>
          </table:table-cell>
          <table:table-cell table:style-name="Table45.A1" office:value-type="string">
            <text:p text:style-name="P5">NR1</text:p>
          </table:table-cell>
          <table:table-cell table:style-name="Table45.A1" office:value-type="string">
            <text:p text:style-name="P5">0 – 255</text:p>
          </table:table-cell>
          <table:table-cell table:style-name="Table45.A1" office:value-type="string">
            <text:p text:style-name="P5">–</text:p>
          </table:table-cell>
        </table:table-row>
        <table:table-row>
          <table:table-cell table:style-name="Table45.A1" office:value-type="string">
            <text:p text:style-name="Default_5f_nt2">Return</text:p>
          </table:table-cell>
          <table:table-cell table:style-name="Table45.A1" table:number-columns-spanned="4" office:value-type="string">
            <text:p text:style-name="P2">Returns a binary-weighted decimal representing the bits set on the selected digital output channel.</text:p>
          </table:table-cell>
          <table:covered-table-cell/>
          <table:covered-table-cell/>
          <table:covered-table-cell/>
        </table:table-row>
        <table:table-row>
          <table:table-cell table:style-name="Table45.A1" office:value-type="string">
            <text:p text:style-name="Default_5f_nt2"><text:span text:style-name="T5">Usage</text:span><text:span text:style-name="T6"> </text:span><text:span text:style-name="T5">example</text:span></text:p>
          </table:table-cell>
          <table:table-cell table:style-name="Table45.A1" table:number-columns-spanned="4" office:value-type="string">
            <text:p text:style-name="Standard">Set DOUT1 and DOUT2 on the MIO168 module installed in slot 2:</text:p>
            <text:p text:style-name="cmd_5f_code_20_Start">INST (@302)</text:p>
            <text:p text:style-name="cmd_5f_code">SOUR:DIG:DATA 3</text:p>
          </table:table-cell>
          <table:covered-table-cell/>
          <table:covered-table-cell/>
          <table:covered-table-cell/>
        </table:table-row>
      </table:table>
      <text:list xml:id="list894035058" text:continue-numbering="true" text:style-name="Outline">
        <text:list-item>
          <text:list>
            <text:list-item>
              <text:list>
                <text:list-item>
                  <text:h text:style-name="Heading_20_3" text:outline-level="3"><text:bookmark text:name="sour_dig_rang"/>SOURce:DIGital:RANG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cmd_5f_root"><text:span text:style-name="T8">SOURce:DIGital:RANGe</text:span> {&lt;pin&gt;}, {&lt;range&gt;}</text:p>
            <text:p text:style-name="cmd_5f_root">SOURce:DIGital:RANGe?</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20">Use this command to set the range of the input specified by &lt;pin&gt; on the 8-bit digital port (@n01) where n is the MIO168 module slot number:</text:p>
            <text:list xml:id="list2155241029" text:continue-list="list1970297005" text:style-name="List_20_1">
              <text:list-item>
                <text:p text:style-name="P16">Low – 0 to 3.3 / 5 V </text:p>
              </text:list-item>
              <text:list-item>
                <text:p text:style-name="P17">High – 0 to 12 V (resilient to 24 V) </text:p>
              </text:list-item>
            </text:list>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covered-table-cell/>
          <table:table-cell table:style-name="Table12.A1" office:value-type="string">
            <text:p text:style-name="Standard">&lt;pin&gt;</text:p>
          </table:table-cell>
          <table:table-cell table:style-name="Table12.A1" office:value-type="string">
            <text:p text:style-name="P5">NR1</text:p>
          </table:table-cell>
          <table:table-cell table:style-name="Table12.A1" office:value-type="string">
            <text:p text:style-name="P5">1 – 8</text:p>
          </table:table-cell>
          <table:table-cell table:style-name="Table12.A1" office:value-type="string">
            <text:p text:style-name="P5">–</text:p>
          </table:table-cell>
        </table:table-row>
        <table:table-row>
          <table:table-cell table:style-name="Table12.A1" office:value-type="string">
            <text:p text:style-name="Standard"/>
          </table:table-cell>
          <table:table-cell table:style-name="Table12.A1" office:value-type="string">
            <text:p text:style-name="Standard">&lt;range&gt;</text:p>
          </table:table-cell>
          <table:table-cell table:style-name="Table12.A1" office:value-type="string">
            <text:p text:style-name="P5">Discrete</text:p>
          </table:table-cell>
          <table:table-cell table:style-name="Table12.A1" office:value-type="string">
            <text:p text:style-name="P5">LOW|HIGH</text:p>
          </table:table-cell>
          <table:table-cell table:style-name="Table12.A1" office:value-type="string">
            <text:p text:style-name="P5">–</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the range of the selected digital input.</text:p>
          </table:table-cell>
          <table:covered-table-cell/>
          <table:covered-table-cell/>
          <table:covered-table-cell/>
        </table:table-row>
        <table:table-row>
          <table:table-cell table:style-name="Table12.A1" office:value-type="string">
            <text:p text:style-name="Default_5f_nt2"><text:span text:style-name="T5">Usage</text:span><text:span text:style-name="T6"> </text:span><text:span text:style-name="T5">example</text:span></text:p>
          </table:table-cell>
          <table:table-cell table:style-name="Table12.A1" table:number-columns-spanned="4" office:value-type="string">
            <text:p text:style-name="cmd_5f_code">INST (@301)</text:p>
            <text:p text:style-name="cmd_5f_code">SOUR:DIG:RANG 1,HIGH</text:p>
            <text:p text:style-name="cmd_5f_code_20_End">SOUR:DIG:RANG? 1</text:p>
            <text:p text:style-name="cmd_5f_code">"HIGH"</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Standard">MEASure:DIGital[:BYTE]</text:p>
            <text:p text:style-name="Standard">SOURce:DIGital:SPEed</text:p>
          </table:table-cell>
          <table:covered-table-cell/>
          <table:covered-table-cell/>
          <table:covered-table-cell/>
        </table:table-row>
      </table:table>
      <text:list xml:id="list871150911" text:continue-list="list894035058" text:style-name="Outline">
        <text:list-item>
          <text:list>
            <text:list-item>
              <text:list>
                <text:list-item>
                  <text:h text:style-name="Heading_20_3" text:outline-level="3"><text:bookmark text:name="sour_dig_spe"/>SOURce:DIGital:SPEed</text:h>
                </text:list-item>
              </text:list>
            </text:list-item>
          </text:list>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Default_5f_nt2">Syntax</text:p>
          </table:table-cell>
          <table:table-cell table:style-name="Table44.A1" table:number-columns-spanned="4" office:value-type="string">
            <text:p text:style-name="cmd_5f_root"><text:span text:style-name="T8">SOURce:DIGital:SPEed</text:span> {&lt;pin&gt;}, {&lt;speed&gt;}</text:p>
            <text:p text:style-name="cmd_5f_root">SOURce:DIGital:SPEed?</text:p>
          </table:table-cell>
          <table:covered-table-cell/>
          <table:covered-table-cell/>
          <table:covered-table-cell/>
        </table:table-row>
        <table:table-row>
          <table:table-cell table:style-name="Table44.A1" office:value-type="string">
            <text:p text:style-name="Default_5f_nt2">Modules</text:p>
          </table:table-cell>
          <table:table-cell table:style-name="Table44.A1" table:number-columns-spanned="4" office:value-type="string">
            <text:p text:style-name="Standard"><text:span text:style-name="DCP405"><text:span text:style-name="T14"> MIO </text:span></text:span></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P20">Use this command to set the speed of the input specified by &lt;pin&gt; on the digital port (@n01) where n is the MIO168 module slot number. This command is applicable only to pin 1 and 2.</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4" office:value-type="string">
            <text:p text:style-name="P3">Name</text:p>
          </table:table-cell>
          <table:table-cell table:style-name="Table44.B4" office:value-type="string">
            <text:p text:style-name="P3">Type</text:p>
          </table:table-cell>
          <table:table-cell table:style-name="Table44.B4" office:value-type="string">
            <text:p text:style-name="P3">Range</text:p>
          </table:table-cell>
          <table:table-cell table:style-name="Table44.B4"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5">NR1</text:p>
          </table:table-cell>
          <table:table-cell table:style-name="Table44.A1" office:value-type="string">
            <text:p text:style-name="P5">1 – 2</text:p>
          </table:table-cell>
          <table:table-cell table:style-name="Table44.A1" office:value-type="string">
            <text:p text:style-name="P5">–</text:p>
          </table:table-cell>
        </table:table-row>
        <table:table-row>
          <table:table-cell table:style-name="Table44.A1" office:value-type="string">
            <text:p text:style-name="Standard"/>
          </table:table-cell>
          <table:table-cell table:style-name="Table44.A1" office:value-type="string">
            <text:p text:style-name="Standard">&lt;speed&gt;</text:p>
          </table:table-cell>
          <table:table-cell table:style-name="Table44.A1" office:value-type="string">
            <text:p text:style-name="P5">Discrete</text:p>
          </table:table-cell>
          <table:table-cell table:style-name="Table44.A1" office:value-type="string">
            <text:p text:style-name="P5">FAST|SLOW</text:p>
          </table:table-cell>
          <table:table-cell table:style-name="Table44.A1" office:value-type="string">
            <text:p text:style-name="P5">–</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command returns the speed of the selected digital input.</text:p>
          </table:table-cell>
          <table:covered-table-cell/>
          <table:covered-table-cell/>
          <table:covered-table-cell/>
        </table:table-row>
        <table:table-row>
          <table:table-cell table:style-name="Table44.A1" office:value-type="string">
            <text:p text:style-name="Default_5f_nt2"><text:span text:style-name="T5">Usage</text:span><text:span text:style-name="T6"> </text:span><text:span text:style-name="T5">example</text:span></text:p>
          </table:table-cell>
          <table:table-cell table:style-name="Table44.A1" table:number-columns-spanned="4" office:value-type="string">
            <text:p text:style-name="cmd_5f_code">INST (@301)</text:p>
            <text:p text:style-name="cmd_5f_code">SOUR:DIG:SPE 1,FAST</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Standard">MEASure:DIGital[:BYTE]</text:p>
            <text:p text:style-name="Standard">SOURce:DIGital:RANGe</text:p>
          </table:table-cell>
          <table:covered-table-cell/>
          <table:covered-table-cell/>
          <table:covered-table-cell/>
        </table:table-row>
      </table:table>
      <text:list xml:id="list1785551725" text:continue-numbering="true" text:style-name="Outline">
        <text:list-item>
          <text:list>
            <text:list-item>
              <text:list>
                <text:list-item>
                  <text:h text:style-name="Heading_20_3" text:outline-level="3"><text:bookmark text:name="sour_volt_func_mio_ampl"/><text:soft-page-break/>SOURce<text:span text:style-name="T1">:</text:span>VOLTage:<text:span text:style-name="T1">FUNCtion:AMPLitude {&lt;amplitude&gt;}</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Default_5f_nt2">Syntax</text:p>
          </table:table-cell>
          <table:table-cell table:style-name="Table26.A1" table:number-columns-spanned="4" office:value-type="string">
            <text:p text:style-name="cmd_5f_root">SOURce:VOLTage:FUNCtion:AMPLitude {&lt;amplitude&gt;}</text:p>
            <text:p text:style-name="cmd_5f_root">SOURce:VOLTage:FUNCtion:AMPLitude?</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Standard">Use this command to set the output <text:span text:style-name="T7">voltage</text:span> waveform amplitude in <text:span text:style-name="T7">volts</text:span> when the trigger mode is set to the function generator. </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covered-table-cell/>
          <table:table-cell table:style-name="Table26.A1" office:value-type="string">
            <text:p text:style-name="Standard">&lt;amplitude&gt;</text:p>
          </table:table-cell>
          <table:table-cell table:style-name="Table26.A1" office:value-type="string">
            <text:p text:style-name="P7">NR2</text:p>
          </table:table-cell>
          <table:table-cell table:style-name="Table26.A1" office:value-type="string">
            <text:p text:style-name="P4">MINimum to MAXimum of the selected resource</text:p>
          </table:table-cell>
          <table:table-cell table:style-name="Table26.A1" office:value-type="string">
            <text:p text:style-name="P5">–</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et output <text:span text:style-name="T7">voltage</text:span> waveform amplitude.</text:p>
          </table:table-cell>
          <table:covered-table-cell/>
          <table:covered-table-cell/>
          <table:covered-table-cell/>
        </table:table-row>
        <table:table-row>
          <table:table-cell table:style-name="Table26.A1" office:value-type="string">
            <text:p text:style-name="Default_5f_nt2"><text:span text:style-name="T5">Usage</text:span><text:span text:style-name="T6"> </text:span><text:span text:style-name="T5">example</text:span></text:p>
          </table:table-cell>
          <table:table-cell table:style-name="Table26.A1" table:number-columns-spanned="4" office:value-type="string">
            <text:p text:style-name="cmd_5f_code"><text:span text:style-name="T10">SOUR:VOLT</text:span>:FUNC:AMPL 1</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OURce:<text:span text:style-name="T7">CURRent</text:span>:FUNCtion:AMPLitude</text:p>
            <text:p text:style-name="P6">SOURce:VOLTage:MODE</text:p>
          </table:table-cell>
          <table:covered-table-cell/>
          <table:covered-table-cell/>
          <table:covered-table-cell/>
        </table:table-row>
      </table:table>
      <text:list xml:id="list1182773498" text:continue-numbering="true" text:style-name="Outline">
        <text:list-item>
          <text:list>
            <text:list-item>
              <text:list>
                <text:list-item>
                  <text:h text:style-name="Heading_20_3" text:outline-level="3"><text:bookmark text:name="sour_volt_func_mio_duty"/><text:span text:style-name="T1">SOURce:</text:span>VOLTage:<text:span text:style-name="T1">FUNCtion:DUTY {&lt;duty&gt;}</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Default_5f_nt2">Syntax</text:p>
          </table:table-cell>
          <table:table-cell table:style-name="Table27.A1" table:number-columns-spanned="4" office:value-type="string">
            <text:p text:style-name="cmd_5f_root">SOURce:VOLTage:FUNCtion:DUTY {&lt;duty&gt;}</text:p>
            <text:p text:style-name="cmd_5f_root">SOURce:VOLTage:FUNCtion:DUTY?</text:p>
          </table:table-cell>
          <table:covered-table-cell/>
          <table:covered-table-cell/>
          <table:covered-table-cell/>
        </table:table-row>
        <table:table-row>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Use this command to set the output <text:span text:style-name="T7">voltage</text:span> waveform <text:span text:style-name="T7">duty cycle</text:span> in percentages when the trigger mode is set to the function generator. </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duty&gt;</text:p>
          </table:table-cell>
          <table:table-cell table:style-name="Table27.A1" office:value-type="string">
            <text:p text:style-name="P5">NR1</text:p>
          </table:table-cell>
          <table:table-cell table:style-name="Table27.A1" office:value-type="string">
            <text:p text:style-name="P5">0 – 100</text:p>
          </table:table-cell>
          <table:table-cell table:style-name="Table27.A1" office:value-type="string">
            <text:p text:style-name="P5">25</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The query command returns the set output <text:span text:style-name="T7">voltage</text:span> waveform <text:span text:style-name="T7">duty cycle</text:span>.</text:p>
          </table:table-cell>
          <table:covered-table-cell/>
          <table:covered-table-cell/>
          <table:covered-table-cell/>
        </table:table-row>
        <table:table-row>
          <table:table-cell table:style-name="Table27.A1" office:value-type="string">
            <text:p text:style-name="Default_5f_nt2"><text:span text:style-name="T5">Usage</text:span><text:span text:style-name="T6"> </text:span><text:span text:style-name="T5">example</text:span></text:p>
          </table:table-cell>
          <table:table-cell table:style-name="Table27.A1" table:number-columns-spanned="4" office:value-type="string">
            <text:p text:style-name="cmd_5f_code"><text:span text:style-name="T10">SOUR:VOLT</text:span>:FUNC:<text:span text:style-name="T10">DUTY</text:span> 25</text:p>
          </table:table-cell>
          <table:covered-table-cell/>
          <table:covered-table-cell/>
          <table:covered-table-cell/>
        </table:table-row>
        <table:table-row>
          <table:table-cell table:style-name="Table27.A1" office:value-type="string">
            <text:p text:style-name="Default_5f_nt2">Related Commands</text:p>
          </table:table-cell>
          <table:table-cell table:style-name="Table27.A1" table:number-columns-spanned="4" office:value-type="string">
            <text:p text:style-name="Standard"><text:span text:style-name="T7">SOURce:CURRent</text:span>:FUNCtion:<text:span text:style-name="T7">DUTY</text:span></text:p>
            <text:p text:style-name="P6">SOURce:VOLTage:MODE</text:p>
          </table:table-cell>
          <table:covered-table-cell/>
          <table:covered-table-cell/>
          <table:covered-table-cell/>
        </table:table-row>
      </table:table>
      <text:list xml:id="list2179820830" text:continue-numbering="true" text:style-name="Outline">
        <text:list-item>
          <text:list>
            <text:list-item>
              <text:list>
                <text:list-item>
                  <text:h text:style-name="Heading_20_3" text:outline-level="3"><text:bookmark text:name="sour_volt_func_mio_freq"/><text:span text:style-name="T1">SOURce:</text:span>VOLTage:<text:span text:style-name="T1">FUNCtion:FREQuency {&lt;frequency&gt;}</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OURce:VOLTage:FUNCtion:FREQuency {&lt;frequency&gt;}</text:p>
            <text:p text:style-name="cmd_5f_root">SOURce:VOLTage:FUNCtion:FREQuency?</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Use this command to set the output <text:span text:style-name="T7">voltage</text:span> waveform <text:span text:style-name="T7">frequency in Hertz when</text:span> the trigger mode is set to the function generator. </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frequency&gt;</text:p>
          </table:table-cell>
          <table:table-cell table:style-name="Table28.A1" office:value-type="string">
            <text:p text:style-name="P7">NR2</text:p>
          </table:table-cell>
          <table:table-cell table:style-name="Table28.A1" office:value-type="string">
            <text:p text:style-name="P4">0 to MAXimum of the selected resource</text:p>
          </table:table-cell>
          <table:table-cell table:style-name="Table28.A1" office:value-type="string">
            <text:p text:style-name="P5">–</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7">voltage</text:span> waveform <text:span text:style-name="T7">frequency.</text:span></text:p>
          </table:table-cell>
          <table:covered-table-cell/>
          <table:covered-table-cell/>
          <table:covered-table-cell/>
        </table:table-row>
        <table:table-row>
          <table:table-cell table:style-name="Table28.A1" office:value-type="string">
            <text:p text:style-name="Default_5f_nt2"><text:span text:style-name="T5">Usage</text:span><text:span text:style-name="T6"> </text:span><text:span text:style-name="T5">example</text:span></text:p>
          </table:table-cell>
          <table:table-cell table:style-name="Table28.A1" table:number-columns-spanned="4" office:value-type="string">
            <text:p text:style-name="cmd_5f_code"><text:span text:style-name="T10">SOUR:VOLT</text:span>:FUNC:<text:span text:style-name="T10">FREQ</text:span> 10</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text:span text:style-name="T7">CURRent</text:span>:FUNCtion:<text:span text:style-name="T7">FREQuency</text:span></text:p>
            <text:p text:style-name="P6">SOURce:VOLTage:MODE</text:p>
          </table:table-cell>
          <table:covered-table-cell/>
          <table:covered-table-cell/>
          <table:covered-table-cell/>
        </table:table-row>
      </table:table>
      <text:list xml:id="list1257465232" text:continue-numbering="true" text:style-name="Outline">
        <text:list-item>
          <text:list>
            <text:list-item>
              <text:list>
                <text:list-item>
                  <text:h text:style-name="Heading_20_3" text:outline-level="3"><text:bookmark text:name="sour_volt_func_mio_offs"/><text:span text:style-name="T1">SOURce:</text:span>VOLTage:<text:span text:style-name="T1">FUNCtion:OFFSet {&lt;offset&gt;}</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OURce:VOLTage:FUNCtion:OFFSet {&lt;offset&gt;}</text:p>
            <text:p text:style-name="cmd_5f_root"><text:soft-page-break/>SOURce:VOLTage:FUNCtion:OFFSet?</text:p>
          </table:table-cell>
          <table:covered-table-cell/>
          <table:covered-table-cell/>
          <table:covered-table-cell/>
        </table:table-row>
        <table:table-row>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Use this command to set the output <text:span text:style-name="T7">voltage</text:span> waveform <text:span text:style-name="T7">offset in volts when</text:span> the trigger mode is set to the function generator. </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offset&gt;</text:p>
          </table:table-cell>
          <table:table-cell table:style-name="Table29.A1" office:value-type="string">
            <text:p text:style-name="P7">NR2</text:p>
          </table:table-cell>
          <table:table-cell table:style-name="Table29.A1" office:value-type="string">
            <text:p text:style-name="P4">MINimum to MAXimum of the selected resource</text:p>
          </table:table-cell>
          <table:table-cell table:style-name="Table29.A1" office:value-type="string">
            <text:p text:style-name="P5">–</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7">voltage</text:span> waveform <text:span text:style-name="T7">offset.</text:span></text:p>
          </table:table-cell>
          <table:covered-table-cell/>
          <table:covered-table-cell/>
          <table:covered-table-cell/>
        </table:table-row>
        <table:table-row>
          <table:table-cell table:style-name="Table29.A1" office:value-type="string">
            <text:p text:style-name="Default_5f_nt2"><text:span text:style-name="T5">Usage</text:span><text:span text:style-name="T6"> </text:span><text:span text:style-name="T5">example</text:span></text:p>
          </table:table-cell>
          <table:table-cell table:style-name="Table29.A1" table:number-columns-spanned="4" office:value-type="string">
            <text:p text:style-name="cmd_5f_code"><text:span text:style-name="T10">SOUR:VOLT</text:span>:FUNC:<text:span text:style-name="T10">OFFS</text:span> 1.2</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Standard"><text:span text:style-name="T7">SOURce:CURRent</text:span>:FUNCtion:<text:span text:style-name="T7">OFFSet</text:span></text:p>
            <text:p text:style-name="P6">SOURce:VOLTage:MODE</text:p>
          </table:table-cell>
          <table:covered-table-cell/>
          <table:covered-table-cell/>
          <table:covered-table-cell/>
        </table:table-row>
      </table:table>
      <text:list xml:id="list1619694408" text:continue-numbering="true" text:style-name="Outline">
        <text:list-item>
          <text:list>
            <text:list-item>
              <text:list>
                <text:list-item>
                  <text:h text:style-name="Heading_20_3" text:outline-level="3"><text:bookmark text:name="sour_volt_func_mio_phas"/><text:span text:style-name="T1">SOURce:</text:span>VOLTage:<text:span text:style-name="T1">FUNCtion:PHASeshift {&lt;phase&gt;}</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Default_5f_nt2">Syntax</text:p>
          </table:table-cell>
          <table:table-cell table:style-name="Table32.A1" table:number-columns-spanned="4" office:value-type="string">
            <text:p text:style-name="cmd_5f_root">SOURce:VOLTage:FUNCtion:PHASeshift {&lt;phase&gt;}</text:p>
            <text:p text:style-name="cmd_5f_root">SOURce:VOLTage:FUNCtion:PHASeshift?</text:p>
          </table:table-cell>
          <table:covered-table-cell/>
          <table:covered-table-cell/>
          <table:covered-table-cell/>
        </table:table-row>
        <table:table-row>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32.A1" office:value-type="string">
            <text:p text:style-name="Default_5f_nt2">Description</text:p>
          </table:table-cell>
          <table:table-cell table:style-name="Table32.A1" table:number-columns-spanned="4" office:value-type="string">
            <text:p text:style-name="Standard">Use this command to set the output <text:span text:style-name="T7">voltage</text:span> waveform <text:span text:style-name="T7">phase shift in degrees when</text:span> the trigger mode is set to the function generator. </text:p>
          </table:table-cell>
          <table:covered-table-cell/>
          <table:covered-table-cell/>
          <table:covered-table-cell/>
        </table:table-row>
        <table:table-row>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covered-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7">voltage</text:span> waveform <text:span text:style-name="T7">phase shift.</text:span></text:p>
          </table:table-cell>
          <table:covered-table-cell/>
          <table:covered-table-cell/>
          <table:covered-table-cell/>
        </table:table-row>
        <table:table-row>
          <table:table-cell table:style-name="Table32.A1" office:value-type="string">
            <text:p text:style-name="Default_5f_nt2"><text:span text:style-name="T5">Usage</text:span><text:span text:style-name="T6"> </text:span><text:span text:style-name="T5">example</text:span></text:p>
          </table:table-cell>
          <table:table-cell table:style-name="Table32.A1" table:number-columns-spanned="4" office:value-type="string">
            <text:p text:style-name="cmd_5f_code"><text:span text:style-name="T10">SOUR:VOLT</text:span>:FUNC:<text:span text:style-name="T10">PHAS</text:span> 180</text:p>
          </table:table-cell>
          <table:covered-table-cell/>
          <table:covered-table-cell/>
          <table:covered-table-cell/>
        </table:table-row>
        <table:table-row>
          <table:table-cell table:style-name="Table32.A1" office:value-type="string">
            <text:p text:style-name="Default_5f_nt2">Related Commands</text:p>
          </table:table-cell>
          <table:table-cell table:style-name="Table32.A1" table:number-columns-spanned="4" office:value-type="string">
            <text:p text:style-name="Standard"><text:span text:style-name="T7">SOURce:CURRent</text:span>:FUNCtion:<text:span text:style-name="T7">PHASeshift</text:span></text:p>
            <text:p text:style-name="P6">SOURce:VOLTage:MODE</text:p>
          </table:table-cell>
          <table:covered-table-cell/>
          <table:covered-table-cell/>
          <table:covered-table-cell/>
        </table:table-row>
      </table:table>
      <text:list xml:id="list1419470381" text:continue-numbering="true" text:style-name="Outline">
        <text:list-item>
          <text:list>
            <text:list-item>
              <text:list>
                <text:list-item>
                  <text:h text:style-name="Heading_20_3" text:outline-level="3"><text:bookmark text:name="sour_volt_func_mio_shap"/><text:span text:style-name="T1">SOURce:</text:span>VOLTage:<text:span text:style-name="T1">FUNCtion:SHAPe {&lt;waveform&gt;}</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Default_5f_nt2">Syntax</text:p>
          </table:table-cell>
          <table:table-cell table:style-name="Table33.A1" table:number-columns-spanned="4" office:value-type="string">
            <text:p text:style-name="cmd_5f_root">SOURce:VOLTage:FUNCtion:SHAPe {&lt;waveform&gt;}</text:p>
            <text:p text:style-name="cmd_5f_root">SOURce:VOLTage:FUNCtion:SHAPe?</text:p>
          </table:table-cell>
          <table:covered-table-cell/>
          <table:covered-table-cell/>
          <table:covered-table-cell/>
        </table:table-row>
        <table:table-row>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3"> SMX </text:span></text:span><text:span text:style-name="DCP405"><text:span text:style-name="T14"> MIO </text:span></text:span></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set the output voltage waveform type<text:span text:style-name="T7"> when</text:span> the trigger mode is set to the function generator. </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INe|HALFrectified|FULLrectified|TRIangle|SQUare|PULSe|SAWTooth</text:p>
          </table:table-cell>
          <table:table-cell table:style-name="Table33.A1" office:value-type="string">
            <text:p text:style-name="P5">DC</text:p>
          </table:table-cell>
        </table:table-row>
        <table:table-row>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33.A1" office:value-type="string">
            <text:p text:style-name="Default_5f_nt2"><text:span text:style-name="T5">Usage</text:span><text:span text:style-name="T6"> </text:span><text:span text:style-name="T5">example</text:span></text:p>
          </table:table-cell>
          <table:table-cell table:style-name="Table33.A1" table:number-columns-spanned="4" office:value-type="string">
            <text:p text:style-name="cmd_5f_code"><text:span text:style-name="T10">SOUR:VOLT</text:span>:FUNC:<text:span text:style-name="T10">SHAP</text:span> FULL</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Standard"><text:span text:style-name="T7">SOURce:CURRent</text:span>:FUNCtion:<text:span text:style-name="T7">SHAPe</text:span></text:p>
            <text:p text:style-name="P6">SOURce:VOLTage:MODE</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Source_20_Text" style:display-name="Source Text" style:family="text">
      <style:text-properties style:font-name="DejaVu Sans Mono" style:font-name-asian="Noto Sans Mono CJK SC"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OURce</text:title></text:p>
      </style:header>
      <style:footer>
        <text:p text:style-name="Footer_20_left"><text:page-number text:select-page="current">30</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2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5. SOURce</dc:title>
    <meta:document-statistic meta:table-count="64" meta:image-count="0" meta:object-count="0" meta:page-count="30" meta:paragraph-count="1880" meta:word-count="7763" meta:character-count="58637"/>
    <meta:user-defined meta:name="WebPublish_HTML_Profile">EEZ (HTML)</meta:user-defined>
    <meta:user-defined meta:name="WebPublish_Post_PageId">92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